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fill="solid" draw:fill-color="#ffffff" draw:textarea-horizontal-align="center" draw:textarea-vertical-align="middle" fo:padding-top="0.039cm" fo:padding-bottom="0.039cm" fo:padding-left="0.039cm" fo:padding-right="0.039cm" draw:shadow="hidden"/>
    </style:style>
    <style:style style:name="gr2" style:family="graphic" style:parent-style-name="standard">
      <style:graphic-properties draw:stroke="solid" svg:stroke-width="0.026cm" svg:stroke-color="#000000" draw:fill="solid" draw:fill-color="#000000" draw:textarea-horizontal-align="center" draw:textarea-vertical-align="middle" fo:padding-top="0.013cm" fo:padding-bottom="0.013cm" fo:padding-left="0.013cm" fo:padding-right="0.013cm" draw:shadow="hidden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horizontal-align="center" draw:textarea-vertical-align="middle" fo:padding-top="0.035cm" fo:padding-bottom="0.035cm" fo:padding-left="0.035cm" fo:padding-right="0.035cm" draw:shadow="hidden"/>
    </style:style>
    <style:style style:name="gr4" style:family="graphic" style:parent-style-name="standard">
      <style:graphic-properties draw:stroke="solid" svg:stroke-width="0.071cm" svg:stroke-color="#808080" draw:fill="solid" draw:fill-color="#b2b2b2" draw:textarea-horizontal-align="center" draw:textarea-vertical-align="middle" fo:padding-top="0.035cm" fo:padding-bottom="0.035cm" fo:padding-left="0.035cm" fo:padding-right="0.035cm" draw:shadow="hidden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403cm" fo:min-width="0cm" fo:padding-top="0.13cm" fo:padding-bottom="0.13cm" fo:padding-left="0.25cm" fo:padding-right="0.25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6.535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6.35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cm" fo:padding-top="0.13cm" fo:padding-bottom="0.13cm" fo:padding-left="0.25cm" fo:padding-right="0.25cm"/>
    </style:style>
    <style:style style:name="pr1" style:family="presentation" style:parent-style-name="Default-title">
      <style:graphic-properties fo:min-height="3.168cm"/>
    </style:style>
    <style:style style:name="pr2" style:family="presentation" style:parent-style-name="Default-notes">
      <style:graphic-properties draw:stroke="none" draw:fill="none" draw:fill-color="#ffffff" draw:auto-grow-height="true" fo:min-height="11.277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Arial" style:font-family-generic="swiss" style:font-pitch="variable" fo:font-size="14pt" style:font-size-asian="14pt" style:font-size-complex="14pt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font-family="Arial" style:font-family-generic="swiss" style:font-pitch="variable"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Arial" style:font-family-generic="swiss" style:font-pitch="variable" fo:font-size="24pt" style:font-size-asian="24pt" style:font-size-complex="24pt"/>
    </style:style>
    <style:style style:name="P7" style:family="paragraph">
      <style:text-properties fo:font-family="Arial" style:font-family-generic="swiss" style:font-pitch="variable" fo:font-size="16pt" style:font-size-asian="16pt" style:font-size-complex="16pt"/>
    </style:style>
    <style:style style:name="P8" style:family="paragraph">
      <style:text-properties fo:font-family="Arial" style:font-family-generic="swiss" style:font-pitch="variable" fo:font-size="12pt" style:font-size-asian="12pt" style:font-size-complex="12pt"/>
    </style:style>
    <style:style style:name="P9" style:family="paragraph">
      <style:paragraph-properties fo:margin-left="0cm" fo:margin-right="0cm" fo:line-height="200%" fo:text-indent="0cm" style:punctuation-wrap="hanging" style:line-break="strict"/>
    </style:style>
    <style:style style:name="P10" style:family="paragraph">
      <style:paragraph-properties fo:line-height="200%"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family="Arial" style:font-family-generic="swiss" style:font-pitch="variable" fo:font-size="14pt" style:font-size-asian="14pt" style:font-size-complex="14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2" style:family="text">
      <style:text-properties fo:font-family="Arial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4" style:family="text">
      <style:text-properties fo:font-family="Arial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2pt" fo:language="en" fo:country="GB" style:font-size-asian="12pt" style:font-size-complex="12pt"/>
    </style:style>
    <style:style style:name="T6" style:family="text">
      <style:text-properties fo:font-family="Arial" style:font-family-generic="swiss" style:font-pitch="variable" fo:font-size="12pt" fo:language="en" fo:country="GB" style:font-size-asian="12pt" style:font-size-complex="12pt"/>
    </style:style>
    <style:style style:name="T7" style:family="text">
      <style:text-properties fo:font-family="Arial" style:font-family-generic="swiss" style:font-pitch="variable"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g>
          <draw:circle draw:style-name="gr1" draw:text-style-name="P1" draw:layer="layout" svg:width="11.354cm" svg:height="11.353cm" svg:x="2.07cm" svg:y="4.975cm">
            <draw:glue-point draw:id="4" svg:x="5cm" svg:y="0cm"/>
            <draw:glue-point draw:id="5" svg:x="1.463cm" svg:y="1.462cm"/>
            <draw:glue-point draw:id="6" svg:x="0cm" svg:y="4.999cm"/>
            <draw:glue-point draw:id="7" svg:x="1.463cm" svg:y="8.536cm"/>
            <draw:glue-point draw:id="8" svg:x="5cm" svg:y="10cm"/>
            <draw:glue-point draw:id="9" svg:x="8.536cm" svg:y="8.536cm"/>
            <draw:glue-point draw:id="10" svg:x="10cm" svg:y="4.999cm"/>
            <draw:glue-point draw:id="11" svg:x="8.536cm" svg:y="1.462cm"/>
            <text:p/>
          </draw:circle>
          <draw:g>
            <draw:ellipse draw:style-name="gr2" draw:text-style-name="P1" draw:layer="layout" svg:width="0.689cm" svg:height="0.688cm" svg:x="4.755cm" svg:y="16.987cm">
              <draw:glue-point draw:id="4" svg:x="5.005cm" svg:y="0.011cm"/>
              <draw:glue-point draw:id="5" svg:x="1.472cm" svg:y="1.472cm"/>
              <draw:glue-point draw:id="6" svg:x="0.011cm" svg:y="5.005cm"/>
              <draw:glue-point draw:id="7" svg:x="1.472cm" svg:y="8.527cm"/>
              <draw:glue-point draw:id="8" svg:x="5.005cm" svg:y="10cm"/>
              <draw:glue-point draw:id="9" svg:x="8.527cm" svg:y="8.527cm"/>
              <draw:glue-point draw:id="10" svg:x="10cm" svg:y="5.005cm"/>
              <draw:glue-point draw:id="11" svg:x="8.527cm" svg:y="1.472cm"/>
              <text:p/>
            </draw:ellipse>
            <draw:circle draw:style-name="gr2" draw:text-style-name="P1" draw:layer="layout" svg:width="0.688cm" svg:height="0.688cm" svg:x="7.422cm" svg:y="16.987cm">
              <draw:glue-point draw:id="4" svg:x="5.005cm" svg:y="0.011cm"/>
              <draw:glue-point draw:id="5" svg:x="1.472cm" svg:y="1.472cm"/>
              <draw:glue-point draw:id="6" svg:x="0.011cm" svg:y="5.005cm"/>
              <draw:glue-point draw:id="7" svg:x="1.472cm" svg:y="8.527cm"/>
              <draw:glue-point draw:id="8" svg:x="5.005cm" svg:y="10cm"/>
              <draw:glue-point draw:id="9" svg:x="8.527cm" svg:y="8.527cm"/>
              <draw:glue-point draw:id="10" svg:x="10cm" svg:y="5.005cm"/>
              <draw:glue-point draw:id="11" svg:x="8.527cm" svg:y="1.472cm"/>
              <text:p/>
            </draw:circle>
            <draw:circle draw:style-name="gr2" draw:text-style-name="P1" draw:layer="layout" svg:width="0.688cm" svg:height="0.688cm" svg:x="10.089cm" svg:y="16.987cm">
              <draw:glue-point draw:id="4" svg:x="5.005cm" svg:y="0.011cm"/>
              <draw:glue-point draw:id="5" svg:x="1.472cm" svg:y="1.472cm"/>
              <draw:glue-point draw:id="6" svg:x="0.011cm" svg:y="5.005cm"/>
              <draw:glue-point draw:id="7" svg:x="1.472cm" svg:y="8.527cm"/>
              <draw:glue-point draw:id="8" svg:x="5.005cm" svg:y="10cm"/>
              <draw:glue-point draw:id="9" svg:x="8.527cm" svg:y="8.527cm"/>
              <draw:glue-point draw:id="10" svg:x="10cm" svg:y="5.005cm"/>
              <draw:glue-point draw:id="11" svg:x="8.527cm" svg:y="1.472cm"/>
              <text:p/>
            </draw:circle>
          </draw:g>
          <draw:ellipse draw:style-name="gr2" draw:text-style-name="P1" draw:layer="layout" svg:width="0.344cm" svg:height="0.345cm" svg:x="7.771cm" svg:y="10.405cm">
            <draw:glue-point draw:id="4" svg:x="4.988cm" svg:y="0cm"/>
            <draw:glue-point draw:id="5" svg:x="1.458cm" svg:y="1.458cm"/>
            <draw:glue-point draw:id="6" svg:x="0cm" svg:y="4.988cm"/>
            <draw:glue-point draw:id="7" svg:x="1.458cm" svg:y="8.517cm"/>
            <draw:glue-point draw:id="8" svg:x="4.988cm" svg:y="10cm"/>
            <draw:glue-point draw:id="9" svg:x="8.517cm" svg:y="8.517cm"/>
            <draw:glue-point draw:id="10" svg:x="10cm" svg:y="4.988cm"/>
            <draw:glue-point draw:id="11" svg:x="8.517cm" svg:y="1.458cm"/>
            <text:p/>
          </draw:ellipse>
          <draw:circle draw:style-name="gr3" draw:text-style-name="P1" draw:layer="layout" svg:width="1.445cm" svg:height="1.445cm" draw:transform="rotate (-1.57079632679579) translate (11.133cm 13.684cm)">
            <draw:glue-point draw:id="4" svg:x="0cm" svg:y="5cm"/>
            <draw:glue-point draw:id="5" svg:x="-1.452cm" svg:y="1.458cm"/>
            <draw:glue-point draw:id="6" svg:x="-4.994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4.994cm" svg:y="10cm"/>
            <draw:glue-point draw:id="11" svg:x="-1.452cm" svg:y="8.53cm"/>
            <text:p/>
          </draw:circle>
          <draw:circle draw:style-name="gr3" draw:text-style-name="P1" draw:layer="layout" svg:width="1.445cm" svg:height="1.445cm" draw:transform="rotate (-1.57079632679579) translate (8.461cm 13.684cm)">
            <draw:glue-point draw:id="4" svg:x="0cm" svg:y="5cm"/>
            <draw:glue-point draw:id="5" svg:x="-1.458cm" svg:y="1.458cm"/>
            <draw:glue-point draw:id="6" svg:x="-5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5cm" svg:y="10cm"/>
            <draw:glue-point draw:id="11" svg:x="-1.458cm" svg:y="8.53cm"/>
            <text:p/>
          </draw:circle>
          <draw:circle draw:style-name="gr3" draw:text-style-name="P1" draw:layer="layout" svg:width="1.445cm" svg:height="1.446cm" draw:transform="rotate (-1.57079632679579) translate (5.944cm 13.684cm)">
            <draw:glue-point draw:id="4" svg:x="0cm" svg:y="5cm"/>
            <draw:glue-point draw:id="5" svg:x="-1.452cm" svg:y="1.458cm"/>
            <draw:glue-point draw:id="6" svg:x="-4.994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4.994cm" svg:y="10cm"/>
            <draw:glue-point draw:id="11" svg:x="-1.452cm" svg:y="8.53cm"/>
            <text:p/>
          </draw:circle>
          <draw:circle draw:style-name="gr3" draw:text-style-name="P1" draw:layer="layout" svg:width="1.445cm" svg:height="1.446cm" draw:transform="rotate (-1.57079632679579) translate (5.944cm 9.972cm)">
            <draw:glue-point draw:id="4" svg:x="0cm" svg:y="5cm"/>
            <draw:glue-point draw:id="5" svg:x="-1.452cm" svg:y="1.458cm"/>
            <draw:glue-point draw:id="6" svg:x="-4.994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4.994cm" svg:y="10cm"/>
            <draw:glue-point draw:id="11" svg:x="-1.452cm" svg:y="8.53cm"/>
            <text:p/>
          </draw:circle>
          <draw:circle draw:style-name="gr3" draw:text-style-name="P1" draw:layer="layout" svg:width="1.445cm" svg:height="1.445cm" draw:transform="rotate (-1.57079632679579) translate (11.133cm 9.972cm)">
            <draw:glue-point draw:id="4" svg:x="0cm" svg:y="5cm"/>
            <draw:glue-point draw:id="5" svg:x="-1.452cm" svg:y="1.458cm"/>
            <draw:glue-point draw:id="6" svg:x="-4.994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4.994cm" svg:y="10cm"/>
            <draw:glue-point draw:id="11" svg:x="-1.452cm" svg:y="8.53cm"/>
            <text:p/>
          </draw:circle>
          <draw:ellipse draw:style-name="gr3" draw:text-style-name="P1" draw:layer="layout" svg:width="1.444cm" svg:height="1.446cm" draw:transform="rotate (-1.57079632679579) translate (5.944cm 6.422cm)">
            <draw:glue-point draw:id="4" svg:x="0cm" svg:y="4.994cm"/>
            <draw:glue-point draw:id="5" svg:x="-1.452cm" svg:y="1.452cm"/>
            <draw:glue-point draw:id="6" svg:x="-4.994cm" svg:y="0cm"/>
            <draw:glue-point draw:id="7" svg:x="-8.53cm" svg:y="1.452cm"/>
            <draw:glue-point draw:id="8" svg:x="-10cm" svg:y="4.994cm"/>
            <draw:glue-point draw:id="9" svg:x="-8.53cm" svg:y="8.53cm"/>
            <draw:glue-point draw:id="10" svg:x="-4.994cm" svg:y="10cm"/>
            <draw:glue-point draw:id="11" svg:x="-1.452cm" svg:y="8.53cm"/>
            <text:p/>
          </draw:ellipse>
          <draw:ellipse draw:style-name="gr3" draw:text-style-name="P1" draw:layer="layout" svg:width="1.444cm" svg:height="1.445cm" draw:transform="rotate (-1.57079632679579) translate (8.461cm 6.422cm)">
            <draw:glue-point draw:id="4" svg:x="0cm" svg:y="4.994cm"/>
            <draw:glue-point draw:id="5" svg:x="-1.458cm" svg:y="1.452cm"/>
            <draw:glue-point draw:id="6" svg:x="-5cm" svg:y="0cm"/>
            <draw:glue-point draw:id="7" svg:x="-8.53cm" svg:y="1.452cm"/>
            <draw:glue-point draw:id="8" svg:x="-10cm" svg:y="4.994cm"/>
            <draw:glue-point draw:id="9" svg:x="-8.53cm" svg:y="8.53cm"/>
            <draw:glue-point draw:id="10" svg:x="-5cm" svg:y="10cm"/>
            <draw:glue-point draw:id="11" svg:x="-1.458cm" svg:y="8.53cm"/>
            <text:p/>
          </draw:ellipse>
          <draw:ellipse draw:style-name="gr3" draw:text-style-name="P1" draw:layer="layout" svg:width="1.444cm" svg:height="1.445cm" draw:transform="rotate (-1.57079632679579) translate (11.133cm 6.422cm)">
            <draw:glue-point draw:id="4" svg:x="0cm" svg:y="4.994cm"/>
            <draw:glue-point draw:id="5" svg:x="-1.452cm" svg:y="1.452cm"/>
            <draw:glue-point draw:id="6" svg:x="-4.994cm" svg:y="0cm"/>
            <draw:glue-point draw:id="7" svg:x="-8.53cm" svg:y="1.452cm"/>
            <draw:glue-point draw:id="8" svg:x="-10cm" svg:y="4.994cm"/>
            <draw:glue-point draw:id="9" svg:x="-8.53cm" svg:y="8.53cm"/>
            <draw:glue-point draw:id="10" svg:x="-4.994cm" svg:y="10cm"/>
            <draw:glue-point draw:id="11" svg:x="-1.452cm" svg:y="8.53cm"/>
            <text:p/>
          </draw:ellipse>
          <draw:circle draw:style-name="gr3" draw:text-style-name="P1" draw:layer="layout" svg:width="1.445cm" svg:height="1.445cm" draw:transform="rotate (-1.57079632679579) translate (10cm 8.314cm)">
            <draw:glue-point draw:id="4" svg:x="0cm" svg:y="5cm"/>
            <draw:glue-point draw:id="5" svg:x="-1.458cm" svg:y="1.458cm"/>
            <draw:glue-point draw:id="6" svg:x="-5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5cm" svg:y="10cm"/>
            <draw:glue-point draw:id="11" svg:x="-1.458cm" svg:y="8.53cm"/>
            <text:p/>
          </draw:circle>
          <draw:circle draw:style-name="gr3" draw:text-style-name="P1" draw:layer="layout" svg:width="1.445cm" svg:height="1.445cm" draw:transform="rotate (-1.57079632679579) translate (10cm 11.711cm)">
            <draw:glue-point draw:id="4" svg:x="0cm" svg:y="5cm"/>
            <draw:glue-point draw:id="5" svg:x="-1.458cm" svg:y="1.458cm"/>
            <draw:glue-point draw:id="6" svg:x="-5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5cm" svg:y="10cm"/>
            <draw:glue-point draw:id="11" svg:x="-1.458cm" svg:y="8.53cm"/>
            <text:p/>
          </draw:circle>
          <draw:circle draw:style-name="gr3" draw:text-style-name="P1" draw:layer="layout" svg:width="1.445cm" svg:height="1.445cm" draw:transform="rotate (-1.57079632679579) translate (12.59cm 8.314cm)">
            <draw:glue-point draw:id="4" svg:x="0cm" svg:y="5cm"/>
            <draw:glue-point draw:id="5" svg:x="-1.458cm" svg:y="1.458cm"/>
            <draw:glue-point draw:id="6" svg:x="-5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5cm" svg:y="10cm"/>
            <draw:glue-point draw:id="11" svg:x="-1.458cm" svg:y="8.53cm"/>
            <text:p/>
          </draw:circle>
          <draw:circle draw:style-name="gr3" draw:text-style-name="P1" draw:layer="layout" svg:width="1.445cm" svg:height="1.445cm" draw:transform="rotate (-1.57079632679579) translate (12.59cm 11.711cm)">
            <draw:glue-point draw:id="4" svg:x="0cm" svg:y="5cm"/>
            <draw:glue-point draw:id="5" svg:x="-1.458cm" svg:y="1.458cm"/>
            <draw:glue-point draw:id="6" svg:x="-5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5cm" svg:y="10cm"/>
            <draw:glue-point draw:id="11" svg:x="-1.458cm" svg:y="8.53cm"/>
            <text:p/>
          </draw:circle>
          <draw:circle draw:style-name="gr3" draw:text-style-name="P1" draw:layer="layout" svg:width="1.445cm" svg:height="1.445cm" draw:transform="rotate (-1.57079632679579) translate (7.248cm 8.314cm)">
            <draw:glue-point draw:id="4" svg:x="0cm" svg:y="5cm"/>
            <draw:glue-point draw:id="5" svg:x="-1.452cm" svg:y="1.458cm"/>
            <draw:glue-point draw:id="6" svg:x="-4.994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4.994cm" svg:y="10cm"/>
            <draw:glue-point draw:id="11" svg:x="-1.452cm" svg:y="8.53cm"/>
            <text:p/>
          </draw:circle>
          <draw:circle draw:style-name="gr3" draw:text-style-name="P1" draw:layer="layout" svg:width="1.445cm" svg:height="1.445cm" draw:transform="rotate (-1.57079632679579) translate (7.248cm 11.711cm)">
            <draw:glue-point draw:id="4" svg:x="0cm" svg:y="5cm"/>
            <draw:glue-point draw:id="5" svg:x="-1.452cm" svg:y="1.458cm"/>
            <draw:glue-point draw:id="6" svg:x="-4.994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4.994cm" svg:y="10cm"/>
            <draw:glue-point draw:id="11" svg:x="-1.452cm" svg:y="8.53cm"/>
            <text:p/>
          </draw:circle>
          <draw:circle draw:style-name="gr3" draw:text-style-name="P1" draw:layer="layout" svg:width="1.445cm" svg:height="1.445cm" draw:transform="rotate (-1.57079632679579) translate (4.485cm 8.314cm)">
            <draw:glue-point draw:id="4" svg:x="0cm" svg:y="5cm"/>
            <draw:glue-point draw:id="5" svg:x="-1.458cm" svg:y="1.458cm"/>
            <draw:glue-point draw:id="6" svg:x="-5cm" svg:y="0cm"/>
            <draw:glue-point draw:id="7" svg:x="-8.53cm" svg:y="1.458cm"/>
            <draw:glue-point draw:id="8" svg:x="-10cm" svg:y="5cm"/>
            <draw:glue-point draw:id="9" svg:x="-8.53cm" svg:y="8.53cm"/>
            <draw:glue-point draw:id="10" svg:x="-5cm" svg:y="10cm"/>
            <draw:glue-point draw:id="11" svg:x="-1.458cm" svg:y="8.53cm"/>
            <text:p/>
          </draw:circle>
          <draw:circle draw:style-name="gr3" draw:text-style-name="P1" draw:layer="layout" svg:width="1.445cm" svg:height="1.445cm" draw:transform="rotate (-1.57079632679579) translate (4.485cm 11.72cm)">
            <draw:glue-point draw:id="4" svg:x="0cm" svg:y="4.994cm"/>
            <draw:glue-point draw:id="5" svg:x="-1.458cm" svg:y="1.452cm"/>
            <draw:glue-point draw:id="6" svg:x="-5cm" svg:y="0cm"/>
            <draw:glue-point draw:id="7" svg:x="-8.53cm" svg:y="1.452cm"/>
            <draw:glue-point draw:id="8" svg:x="-10cm" svg:y="4.994cm"/>
            <draw:glue-point draw:id="9" svg:x="-8.53cm" svg:y="8.53cm"/>
            <draw:glue-point draw:id="10" svg:x="-5cm" svg:y="10cm"/>
            <draw:glue-point draw:id="11" svg:x="-1.458cm" svg:y="8.53cm"/>
            <text:p/>
          </draw:circle>
          <draw:circle draw:style-name="gr4" draw:text-style-name="P1" draw:layer="layout" svg:width="1.377cm" svg:height="1.377cm" draw:transform="rotate (-1.57079632679579) translate (8.466cm 9.889cm)">
            <draw:glue-point draw:id="4" svg:x="0cm" svg:y="4.994cm"/>
            <draw:glue-point draw:id="5" svg:x="-1.452cm" svg:y="1.452cm"/>
            <draw:glue-point draw:id="6" svg:x="-4.994cm" svg:y="0cm"/>
            <draw:glue-point draw:id="7" svg:x="-8.53cm" svg:y="1.452cm"/>
            <draw:glue-point draw:id="8" svg:x="-10cm" svg:y="4.994cm"/>
            <draw:glue-point draw:id="9" svg:x="-8.53cm" svg:y="8.53cm"/>
            <draw:glue-point draw:id="10" svg:x="-4.994cm" svg:y="10cm"/>
            <draw:glue-point draw:id="11" svg:x="-1.452cm" svg:y="8.53cm"/>
            <text:p/>
          </draw:circle>
          <draw:g>
            <draw:rect draw:style-name="gr5" draw:text-style-name="P1" draw:layer="layout" svg:width="0.584cm" svg:height="0.616cm" svg:x="10.064cm" svg:y="14.084cm" draw:corner-radius="0.004cm">
              <text:p/>
            </draw:rect>
            <draw:g>
              <draw:rect draw:style-name="gr5" draw:text-style-name="P1" draw:layer="layout" svg:width="0.584cm" svg:height="0.616cm" svg:x="10.064cm" svg:y="14.084cm" draw:corner-radius="0.004cm">
                <text:p/>
              </draw:rect>
              <draw:rect draw:style-name="gr6" draw:text-style-name="P3" draw:layer="layout" svg:width="0.583cm" svg:height="0.614cm" svg:x="10.065cm" svg:y="14.085cm">
                <text:p text:style-name="P2"><text:span text:style-name="T1">1</text:span></text:p>
              </draw:rect>
            </draw:g>
          </draw:g>
          <draw:g>
            <draw:rect draw:style-name="gr5" draw:text-style-name="P1" draw:layer="layout" svg:width="0.584cm" svg:height="0.616cm" svg:x="7.497cm" svg:y="14.084cm" draw:corner-radius="0.004cm">
              <text:p/>
            </draw:rect>
            <draw:g>
              <draw:rect draw:style-name="gr5" draw:text-style-name="P1" draw:layer="layout" svg:width="0.584cm" svg:height="0.616cm" svg:x="7.497cm" svg:y="14.084cm" draw:corner-radius="0.004cm">
                <text:p/>
              </draw:rect>
              <draw:rect draw:style-name="gr6" draw:text-style-name="P3" draw:layer="layout" svg:width="0.583cm" svg:height="0.614cm" svg:x="7.497cm" svg:y="14.085cm">
                <text:p text:style-name="P2"><text:span text:style-name="T1">2</text:span></text:p>
              </draw:rect>
            </draw:g>
          </draw:g>
          <draw:g>
            <draw:rect draw:style-name="gr5" draw:text-style-name="P1" draw:layer="layout" svg:width="0.584cm" svg:height="0.616cm" svg:x="11.531cm" svg:y="12.182cm" draw:corner-radius="0.004cm">
              <text:p/>
            </draw:rect>
            <draw:g>
              <draw:rect draw:style-name="gr5" draw:text-style-name="P1" draw:layer="layout" svg:width="0.584cm" svg:height="0.616cm" svg:x="11.531cm" svg:y="12.182cm" draw:corner-radius="0.004cm">
                <text:p/>
              </draw:rect>
              <draw:rect draw:style-name="gr6" draw:text-style-name="P3" draw:layer="layout" svg:width="0.583cm" svg:height="0.615cm" svg:x="11.532cm" svg:y="12.183cm">
                <text:p text:style-name="P2"><text:span text:style-name="T1">4</text:span></text:p>
              </draw:rect>
            </draw:g>
          </draw:g>
          <draw:g>
            <draw:rect draw:style-name="gr5" draw:text-style-name="P1" draw:layer="layout" svg:width="0.585cm" svg:height="0.616cm" svg:x="9.017cm" svg:y="12.101cm" draw:corner-radius="0.004cm">
              <text:p/>
            </draw:rect>
            <draw:g>
              <draw:rect draw:style-name="gr5" draw:text-style-name="P1" draw:layer="layout" svg:width="0.585cm" svg:height="0.616cm" svg:x="9.017cm" svg:y="12.101cm" draw:corner-radius="0.004cm">
                <text:p/>
              </draw:rect>
              <draw:rect draw:style-name="gr6" draw:text-style-name="P3" draw:layer="layout" svg:width="0.583cm" svg:height="0.614cm" svg:x="9.018cm" svg:y="12.102cm">
                <text:p text:style-name="P2"><text:span text:style-name="T1">5</text:span></text:p>
              </draw:rect>
            </draw:g>
          </draw:g>
          <draw:g>
            <draw:rect draw:style-name="gr5" draw:text-style-name="P1" draw:layer="layout" svg:width="0.584cm" svg:height="0.617cm" svg:x="6.19cm" svg:y="12.102cm" draw:corner-radius="0.004cm">
              <text:p/>
            </draw:rect>
            <draw:g>
              <draw:rect draw:style-name="gr5" draw:text-style-name="P1" draw:layer="layout" svg:width="0.584cm" svg:height="0.617cm" svg:x="6.19cm" svg:y="12.102cm" draw:corner-radius="0.004cm">
                <text:p/>
              </draw:rect>
              <draw:rect draw:style-name="gr6" draw:text-style-name="P3" draw:layer="layout" svg:width="0.582cm" svg:height="0.615cm" svg:x="6.191cm" svg:y="12.103cm">
                <text:p text:style-name="P2"><text:span text:style-name="T1">6</text:span></text:p>
              </draw:rect>
            </draw:g>
          </draw:g>
          <draw:g>
            <draw:rect draw:style-name="gr5" draw:text-style-name="P1" draw:layer="layout" svg:width="0.585cm" svg:height="0.617cm" svg:x="3.436cm" svg:y="12.102cm" draw:corner-radius="0.004cm">
              <text:p/>
            </draw:rect>
            <draw:g>
              <draw:rect draw:style-name="gr5" draw:text-style-name="P1" draw:layer="layout" svg:width="0.585cm" svg:height="0.617cm" svg:x="3.436cm" svg:y="12.102cm" draw:corner-radius="0.004cm">
                <text:p/>
              </draw:rect>
              <draw:rect draw:style-name="gr6" draw:text-style-name="P3" draw:layer="layout" svg:width="0.583cm" svg:height="0.615cm" svg:x="3.437cm" svg:y="12.103cm">
                <text:p text:style-name="P2"><text:span text:style-name="T1">7</text:span></text:p>
              </draw:rect>
            </draw:g>
          </draw:g>
          <draw:g>
            <draw:rect draw:style-name="gr5" draw:text-style-name="P1" draw:layer="layout" svg:width="0.584cm" svg:height="0.617cm" svg:x="10.093cm" svg:y="10.344cm" draw:corner-radius="0.004cm">
              <text:p/>
            </draw:rect>
            <draw:g>
              <draw:rect draw:style-name="gr5" draw:text-style-name="P1" draw:layer="layout" svg:width="0.584cm" svg:height="0.617cm" svg:x="10.093cm" svg:y="10.344cm" draw:corner-radius="0.004cm">
                <text:p/>
              </draw:rect>
              <draw:rect draw:style-name="gr6" draw:text-style-name="P3" draw:layer="layout" svg:width="0.583cm" svg:height="0.615cm" svg:x="10.093cm" svg:y="10.345cm">
                <text:p text:style-name="P2"><text:span text:style-name="T1">8</text:span></text:p>
              </draw:rect>
            </draw:g>
          </draw:g>
          <draw:g>
            <draw:rect draw:style-name="gr5" draw:text-style-name="P1" draw:layer="layout" svg:width="0.585cm" svg:height="0.617cm" svg:x="4.893cm" svg:y="10.425cm" draw:corner-radius="0.004cm">
              <text:p/>
            </draw:rect>
            <draw:g>
              <draw:rect draw:style-name="gr5" draw:text-style-name="P1" draw:layer="layout" svg:width="0.585cm" svg:height="0.617cm" svg:x="4.893cm" svg:y="10.425cm" draw:corner-radius="0.004cm">
                <text:p/>
              </draw:rect>
              <draw:rect draw:style-name="gr6" draw:text-style-name="P3" draw:layer="layout" svg:width="0.583cm" svg:height="0.615cm" svg:x="4.894cm" svg:y="10.426cm">
                <text:p text:style-name="P2"><text:span text:style-name="T1">9</text:span></text:p>
              </draw:rect>
            </draw:g>
          </draw:g>
          <draw:frame draw:style-name="gr7" draw:text-style-name="P4" draw:layer="layout" svg:width="1.093cm" svg:height="0.816cm" svg:x="11.409cm" svg:y="8.686cm">
            <draw:text-box>
              <text:p text:style-name="P2"><text:span text:style-name="T1">10</text:span></text:p>
            </draw:text-box>
          </draw:frame>
          <draw:g>
            <draw:rect draw:style-name="gr5" draw:text-style-name="P1" draw:layer="layout" svg:width="0.756cm" svg:height="0.617cm" svg:x="8.829cm" svg:y="8.686cm" draw:corner-radius="0.004cm">
              <text:p/>
            </draw:rect>
            <draw:g>
              <draw:rect draw:style-name="gr5" draw:text-style-name="P1" draw:layer="layout" svg:width="0.756cm" svg:height="0.617cm" svg:x="8.829cm" svg:y="8.686cm" draw:corner-radius="0.004cm">
                <text:p/>
              </draw:rect>
              <draw:rect draw:style-name="gr6" draw:text-style-name="P3" draw:layer="layout" svg:width="0.754cm" svg:height="0.615cm" svg:x="8.83cm" svg:y="8.687cm">
                <text:p text:style-name="P2"><text:span text:style-name="T1">11</text:span></text:p>
              </draw:rect>
            </draw:g>
          </draw:g>
          <draw:g>
            <draw:rect draw:style-name="gr5" draw:text-style-name="P1" draw:layer="layout" svg:width="0.756cm" svg:height="0.617cm" svg:x="6.112cm" svg:y="8.686cm" draw:corner-radius="0.004cm">
              <text:p/>
            </draw:rect>
            <draw:g>
              <draw:rect draw:style-name="gr5" draw:text-style-name="P1" draw:layer="layout" svg:width="0.756cm" svg:height="0.617cm" svg:x="6.112cm" svg:y="8.686cm" draw:corner-radius="0.004cm">
                <text:p/>
              </draw:rect>
              <draw:rect draw:style-name="gr6" draw:text-style-name="P3" draw:layer="layout" svg:width="0.755cm" svg:height="0.615cm" svg:x="6.113cm" svg:y="8.687cm">
                <text:p text:style-name="P2"><text:span text:style-name="T1">12</text:span></text:p>
              </draw:rect>
            </draw:g>
          </draw:g>
          <draw:g>
            <draw:rect draw:style-name="gr5" draw:text-style-name="P1" draw:layer="layout" svg:width="0.756cm" svg:height="0.617cm" svg:x="3.422cm" svg:y="8.686cm" draw:corner-radius="0.004cm">
              <text:p/>
            </draw:rect>
            <draw:g>
              <draw:rect draw:style-name="gr5" draw:text-style-name="P1" draw:layer="layout" svg:width="0.756cm" svg:height="0.617cm" svg:x="3.422cm" svg:y="8.686cm" draw:corner-radius="0.004cm">
                <text:p/>
              </draw:rect>
              <draw:rect draw:style-name="gr6" draw:text-style-name="P3" draw:layer="layout" svg:width="0.755cm" svg:height="0.615cm" svg:x="3.422cm" svg:y="8.687cm">
                <text:p text:style-name="P2"><text:span text:style-name="T1">13</text:span></text:p>
              </draw:rect>
            </draw:g>
          </draw:g>
          <draw:g>
            <draw:rect draw:style-name="gr5" draw:text-style-name="P1" draw:layer="layout" svg:width="0.756cm" svg:height="0.617cm" svg:x="10.002cm" svg:y="6.861cm" draw:corner-radius="0.004cm">
              <text:p/>
            </draw:rect>
            <draw:g>
              <draw:rect draw:style-name="gr5" draw:text-style-name="P1" draw:layer="layout" svg:width="0.756cm" svg:height="0.617cm" svg:x="10.002cm" svg:y="6.861cm" draw:corner-radius="0.004cm">
                <text:p/>
              </draw:rect>
              <draw:rect draw:style-name="gr6" draw:text-style-name="P3" draw:layer="layout" svg:width="0.755cm" svg:height="0.615cm" svg:x="10.002cm" svg:y="6.862cm">
                <text:p text:style-name="P2"><text:span text:style-name="T1">14</text:span></text:p>
              </draw:rect>
            </draw:g>
          </draw:g>
          <draw:g>
            <draw:rect draw:style-name="gr5" draw:text-style-name="P1" draw:layer="layout" svg:width="0.757cm" svg:height="0.616cm" svg:x="7.395cm" svg:y="6.871cm" draw:corner-radius="0.004cm">
              <text:p/>
            </draw:rect>
            <draw:g>
              <draw:rect draw:style-name="gr5" draw:text-style-name="P1" draw:layer="layout" svg:width="0.757cm" svg:height="0.616cm" svg:x="7.395cm" svg:y="6.871cm" draw:corner-radius="0.004cm">
                <text:p/>
              </draw:rect>
              <draw:rect draw:style-name="gr6" draw:text-style-name="P3" draw:layer="layout" svg:width="0.755cm" svg:height="0.614cm" svg:x="7.396cm" svg:y="6.872cm">
                <text:p text:style-name="P2"><text:span text:style-name="T1">15</text:span></text:p>
              </draw:rect>
            </draw:g>
          </draw:g>
          <draw:g>
            <draw:rect draw:style-name="gr5" draw:text-style-name="P1" draw:layer="layout" svg:width="0.756cm" svg:height="0.616cm" svg:x="4.796cm" svg:y="6.871cm" draw:corner-radius="0.004cm">
              <text:p/>
            </draw:rect>
            <draw:g>
              <draw:rect draw:style-name="gr5" draw:text-style-name="P1" draw:layer="layout" svg:width="0.756cm" svg:height="0.616cm" svg:x="4.796cm" svg:y="6.871cm" draw:corner-radius="0.004cm">
                <text:p/>
              </draw:rect>
              <draw:rect draw:style-name="gr6" draw:text-style-name="P3" draw:layer="layout" svg:width="0.754cm" svg:height="0.614cm" svg:x="4.797cm" svg:y="6.872cm">
                <text:p text:style-name="P2"><text:span text:style-name="T1">16</text:span></text:p>
              </draw:rect>
            </draw:g>
          </draw:g>
          <draw:g>
            <draw:rect draw:style-name="gr5" draw:text-style-name="P1" draw:layer="layout" svg:width="0.584cm" svg:height="0.616cm" svg:x="4.93cm" svg:y="14.084cm" draw:corner-radius="0.004cm">
              <text:p/>
            </draw:rect>
            <draw:g>
              <draw:rect draw:style-name="gr5" draw:text-style-name="P1" draw:layer="layout" svg:width="0.584cm" svg:height="0.616cm" svg:x="4.93cm" svg:y="14.084cm" draw:corner-radius="0.004cm">
                <text:p/>
              </draw:rect>
              <draw:rect draw:style-name="gr6" draw:text-style-name="P3" draw:layer="layout" svg:width="0.582cm" svg:height="0.614cm" svg:x="4.931cm" svg:y="14.085cm">
                <text:p text:style-name="P2"><text:span text:style-name="T1">3</text:span></text:p>
              </draw:rect>
            </draw:g>
          </draw:g>
          <draw:ellipse draw:style-name="gr2" draw:text-style-name="P1" draw:layer="layout" svg:width="0.344cm" svg:height="0.345cm" svg:x="7.599cm" svg:y="10.405cm">
            <draw:glue-point draw:id="4" svg:x="5.011cm" svg:y="0cm"/>
            <draw:glue-point draw:id="5" svg:x="1.482cm" svg:y="1.458cm"/>
            <draw:glue-point draw:id="6" svg:x="0.023cm" svg:y="4.988cm"/>
            <draw:glue-point draw:id="7" svg:x="1.482cm" svg:y="8.517cm"/>
            <draw:glue-point draw:id="8" svg:x="5.011cm" svg:y="10cm"/>
            <draw:glue-point draw:id="9" svg:x="8.517cm" svg:y="8.517cm"/>
            <draw:glue-point draw:id="10" svg:x="10cm" svg:y="4.988cm"/>
            <draw:glue-point draw:id="11" svg:x="8.517cm" svg:y="1.458cm"/>
            <text:p/>
          </draw:ellipse>
        </draw:g>
        <draw:frame presentation:style-name="pr1" draw:text-style-name="P6" draw:layer="layout" svg:width="21.581cm" svg:height="3.168cm" svg:x="0.405cm" svg:y="0.393cm" presentation:class="title" presentation:user-transformed="true">
          <draw:text-box>
            <text:p text:style-name="P5"><text:span text:style-name="T2">Template for Loading Sample Holder</text:span></text:p>
          </draw:text-box>
        </draw:frame>
        <draw:frame draw:style-name="gr8" draw:text-style-name="P7" draw:layer="layout" svg:width="6.475cm" svg:height="0.628cm" svg:x="0.559cm" svg:y="2.512cm">
          <draw:text-box>
            <text:p><text:span text:style-name="T3">Sample Holder ID: BU-4 </text:span></text:p>
          </draw:text-box>
        </draw:frame>
        <draw:frame draw:style-name="gr8" draw:text-style-name="P8" draw:layer="layout" svg:width="4.468cm" svg:height="0.475cm" svg:x="0.561cm" svg:y="3.212cm">
          <draw:text-box>
            <text:p><text:span text:style-name="T4">Lippard_Exp1_110621</text:span></text:p>
          </draw:text-box>
        </draw:frame>
        <draw:g>
          <draw:rect draw:style-name="gr5" draw:text-style-name="P1" draw:layer="layout" svg:width="0.639cm" svg:height="16.536cm" svg:x="15.326cm" svg:y="2.976cm" draw:corner-radius="0.004cm">
            <text:p/>
          </draw:rect>
          <draw:rect draw:style-name="gr9" draw:text-style-name="P10" draw:layer="layout" svg:width="0.637cm" svg:height="16.534cm" svg:x="15.327cm" svg:y="2.977cm">
            <text:p text:style-name="P9"><text:span text:style-name="T5">1. Si-grid_FBS,Br,medium, 15NBrPt medium,</text:span></text:p>
            <text:p text:style-name="P9"><text:span text:style-name="T5">15NPt medium</text:span></text:p>
            <text:p text:style-name="P9"><text:span text:style-name="T5">2.Control</text:span></text:p>
            <text:p text:style-name="P9"><text:span text:style-name="T5">3. <text:s/>Cis_2+0_2hrsTreatment_0hrsRecover</text:span></text:p>
            <text:p text:style-name="P9"><text:span text:style-name="T5">4. <text:s/>Cis_2+2</text:span></text:p>
            <text:p text:style-name="P9"><text:span text:style-name="T5">5. <text:s/>Cis_2+8</text:span></text:p>
            <text:p text:style-name="P9"><text:span text:style-name="T5">6. Cis_4+0</text:span></text:p>
            <text:p text:style-name="P9"><text:span text:style-name="T5">7.Cis_4+6</text:span></text:p>
            <text:p text:style-name="P9"><text:span text:style-name="T5">8. Pt (IV)_2+0</text:span></text:p>
            <text:p text:style-name="P9"><text:span text:style-name="T5">9.</text:span><text:span text:style-name="T6"> Pt (IV)_2+2</text:span></text:p>
            <text:p text:style-name="P9"><text:span text:style-name="T5">10. </text:span><text:span text:style-name="T6"><text:s/>Pt (IV)_2+8</text:span></text:p>
            <text:p text:style-name="P9"><text:span text:style-name="T5">11. <text:s/></text:span><text:span text:style-name="T6"><text:s/>Pt (IV)_4+0</text:span></text:p>
            <text:p text:style-name="P9"><text:span text:style-name="T5">12. <text:s/></text:span><text:span text:style-name="T6"><text:s/>Pt (IV)_4+6</text:span></text:p>
            <text:p text:style-name="P9"><text:span text:style-name="T5">13. Cis_2+24_PFA</text:span></text:p>
            <text:p text:style-name="P9"><text:span text:style-name="T5">14. <text:s/></text:span><text:span text:style-name="T6">Cis_4+2_PFA</text:span></text:p>
            <text:p text:style-name="P9"><text:span text:style-name="T5">15. <text:s/></text:span><text:span text:style-name="T6">Pt (IV)_2+24_PFA</text:span></text:p>
            <text:p text:style-name="P9"><text:span text:style-name="T5">16. </text:span><text:span text:style-name="T6">Pt (IV)_4+2_PFA</text:span></text:p>
          </draw:rect>
        </draw:g>
        <presentation:notes draw:style-name="dp2">
          <draw:page-thumbnail draw:layer="layout" svg:width="0.004cm" svg:height="0.005cm" svg:x="0cm" svg:y="0.842cm" draw:page-number="1"/>
          <draw:frame presentation:style-name="pr2" draw:text-style-name="P11" draw:layer="layout" svg:width="16.267cm" svg:height="11.277cm" svg:x="1.398cm" svg:y="11.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g>
          <draw:circle draw:style-name="gr1" draw:text-style-name="P1" draw:layer="layout" svg:width="11.303cm" svg:height="11.303cm" svg:x="2.029cm" svg:y="4.803cm">
            <draw:glue-point draw:id="4" svg:x="5cm" svg:y="0cm"/>
            <draw:glue-point draw:id="5" svg:x="1.463cm" svg:y="1.462cm"/>
            <draw:glue-point draw:id="6" svg:x="0cm" svg:y="5cm"/>
            <draw:glue-point draw:id="7" svg:x="1.463cm" svg:y="8.537cm"/>
            <draw:glue-point draw:id="8" svg:x="5cm" svg:y="10cm"/>
            <draw:glue-point draw:id="9" svg:x="8.536cm" svg:y="8.537cm"/>
            <draw:glue-point draw:id="10" svg:x="10cm" svg:y="5cm"/>
            <draw:glue-point draw:id="11" svg:x="8.536cm" svg:y="1.462cm"/>
            <text:p/>
          </draw:circle>
          <draw:g>
            <draw:ellipse draw:style-name="gr2" draw:text-style-name="P1" draw:layer="layout" svg:width="0.624cm" svg:height="0.633cm" svg:x="9.679cm" svg:y="16.87cm">
              <draw:glue-point draw:id="4" svg:x="5.005cm" svg:y="0.011cm"/>
              <draw:glue-point draw:id="5" svg:x="1.472cm" svg:y="1.472cm"/>
              <draw:glue-point draw:id="6" svg:x="0.011cm" svg:y="5.005cm"/>
              <draw:glue-point draw:id="7" svg:x="1.472cm" svg:y="8.527cm"/>
              <draw:glue-point draw:id="8" svg:x="5.005cm" svg:y="10cm"/>
              <draw:glue-point draw:id="9" svg:x="8.527cm" svg:y="8.527cm"/>
              <draw:glue-point draw:id="10" svg:x="10cm" svg:y="5.005cm"/>
              <draw:glue-point draw:id="11" svg:x="8.527cm" svg:y="1.472cm"/>
              <text:p/>
            </draw:ellipse>
            <draw:ellipse draw:style-name="gr2" draw:text-style-name="P1" draw:layer="layout" svg:width="0.625cm" svg:height="0.633cm" svg:x="7.258cm" svg:y="16.87cm">
              <draw:glue-point draw:id="4" svg:x="5.005cm" svg:y="0.011cm"/>
              <draw:glue-point draw:id="5" svg:x="1.472cm" svg:y="1.472cm"/>
              <draw:glue-point draw:id="6" svg:x="0.011cm" svg:y="5.005cm"/>
              <draw:glue-point draw:id="7" svg:x="1.472cm" svg:y="8.527cm"/>
              <draw:glue-point draw:id="8" svg:x="5.005cm" svg:y="10cm"/>
              <draw:glue-point draw:id="9" svg:x="8.527cm" svg:y="8.527cm"/>
              <draw:glue-point draw:id="10" svg:x="10cm" svg:y="5.005cm"/>
              <draw:glue-point draw:id="11" svg:x="8.527cm" svg:y="1.472cm"/>
              <text:p/>
            </draw:ellipse>
            <draw:ellipse draw:style-name="gr2" draw:text-style-name="P1" draw:layer="layout" svg:width="0.624cm" svg:height="0.633cm" svg:x="4.839cm" svg:y="16.87cm">
              <draw:glue-point draw:id="4" svg:x="4.994cm" svg:y="0.011cm"/>
              <draw:glue-point draw:id="5" svg:x="1.452cm" svg:y="1.472cm"/>
              <draw:glue-point draw:id="6" svg:x="0cm" svg:y="5.005cm"/>
              <draw:glue-point draw:id="7" svg:x="1.452cm" svg:y="8.527cm"/>
              <draw:glue-point draw:id="8" svg:x="4.994cm" svg:y="10cm"/>
              <draw:glue-point draw:id="9" svg:x="8.536cm" svg:y="8.527cm"/>
              <draw:glue-point draw:id="10" svg:x="10cm" svg:y="5.005cm"/>
              <draw:glue-point draw:id="11" svg:x="8.536cm" svg:y="1.472cm"/>
              <text:p/>
            </draw:ellipse>
          </draw:g>
          <draw:ellipse draw:style-name="gr2" draw:text-style-name="P1" draw:layer="layout" svg:width="0.308cm" svg:height="0.317cm" svg:x="7.256cm" svg:y="10.019cm">
            <draw:glue-point draw:id="4" svg:x="5.011cm" svg:y="0.023cm"/>
            <draw:glue-point draw:id="5" svg:x="1.472cm" svg:y="1.482cm"/>
            <draw:glue-point draw:id="6" svg:x="0.023cm" svg:y="5.011cm"/>
            <draw:glue-point draw:id="7" svg:x="1.472cm" svg:y="8.517cm"/>
            <draw:glue-point draw:id="8" svg:x="5.011cm" svg:y="10cm"/>
            <draw:glue-point draw:id="9" svg:x="8.527cm" svg:y="8.517cm"/>
            <draw:glue-point draw:id="10" svg:x="10cm" svg:y="5.011cm"/>
            <draw:glue-point draw:id="11" svg:x="8.527cm" svg:y="1.482cm"/>
            <text:p/>
          </draw:ellipse>
          <draw:circle draw:style-name="gr3" draw:text-style-name="P1" draw:layer="layout" svg:width="1.439cm" svg:height="1.439cm" draw:transform="rotate (1.5707963267946) translate (4.404cm 14.694cm)">
            <draw:glue-point draw:id="4" svg:x="0.064cm" svg:y="-5cm"/>
            <draw:glue-point draw:id="5" svg:x="1.499cm" svg:y="-1.411cm"/>
            <draw:glue-point draw:id="6" svg:x="4.994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4.994cm" svg:y="-10.065cm"/>
            <draw:glue-point draw:id="11" svg:x="1.499cm" svg:y="-8.576cm"/>
            <text:p/>
          </draw:circle>
          <draw:circle draw:style-name="gr3" draw:text-style-name="P1" draw:layer="layout" svg:width="1.439cm" svg:height="1.439cm" draw:transform="rotate (1.5707963267946) translate (6.868cm 14.694cm)">
            <draw:glue-point draw:id="4" svg:x="0.064cm" svg:y="-5cm"/>
            <draw:glue-point draw:id="5" svg:x="1.505cm" svg:y="-1.411cm"/>
            <draw:glue-point draw:id="6" svg:x="5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5cm" svg:y="-10.065cm"/>
            <draw:glue-point draw:id="11" svg:x="1.505cm" svg:y="-8.576cm"/>
            <text:p/>
          </draw:circle>
          <draw:ellipse draw:style-name="gr3" draw:text-style-name="P1" draw:layer="layout" svg:width="1.439cm" svg:height="1.438cm" draw:transform="rotate (1.5707963267946) translate (9.485cm 14.694cm)">
            <draw:glue-point draw:id="4" svg:x="0.064cm" svg:y="-5cm"/>
            <draw:glue-point draw:id="5" svg:x="1.505cm" svg:y="-1.411cm"/>
            <draw:glue-point draw:id="6" svg:x="5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5cm" svg:y="-10.065cm"/>
            <draw:glue-point draw:id="11" svg:x="1.505cm" svg:y="-8.576cm"/>
            <text:p/>
          </draw:ellipse>
          <draw:circle draw:style-name="gr3" draw:text-style-name="P1" draw:layer="layout" svg:width="1.438cm" svg:height="1.438cm" draw:transform="rotate (1.5707963267946) translate (9.485cm 11.059cm)">
            <draw:glue-point draw:id="4" svg:x="0.064cm" svg:y="-4.994cm"/>
            <draw:glue-point draw:id="5" svg:x="1.505cm" svg:y="-1.405cm"/>
            <draw:glue-point draw:id="6" svg:x="5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5cm" svg:y="-10.065cm"/>
            <draw:glue-point draw:id="11" svg:x="1.505cm" svg:y="-8.576cm"/>
            <text:p/>
          </draw:circle>
          <draw:ellipse draw:style-name="gr3" draw:text-style-name="P1" draw:layer="layout" svg:width="1.438cm" svg:height="1.439cm" draw:transform="rotate (1.5707963267946) translate (4.404cm 11.059cm)">
            <draw:glue-point draw:id="4" svg:x="0.064cm" svg:y="-4.994cm"/>
            <draw:glue-point draw:id="5" svg:x="1.499cm" svg:y="-1.405cm"/>
            <draw:glue-point draw:id="6" svg:x="4.994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4.994cm" svg:y="-10.065cm"/>
            <draw:glue-point draw:id="11" svg:x="1.499cm" svg:y="-8.576cm"/>
            <text:p/>
          </draw:ellipse>
          <draw:ellipse draw:style-name="gr3" draw:text-style-name="P1" draw:layer="layout" svg:width="1.439cm" svg:height="1.438cm" draw:transform="rotate (1.5707963267946) translate (9.485cm 7.421cm)">
            <draw:glue-point draw:id="4" svg:x="0.064cm" svg:y="-4.994cm"/>
            <draw:glue-point draw:id="5" svg:x="1.505cm" svg:y="-1.405cm"/>
            <draw:glue-point draw:id="6" svg:x="5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5cm" svg:y="-10.065cm"/>
            <draw:glue-point draw:id="11" svg:x="1.505cm" svg:y="-8.576cm"/>
            <text:p/>
          </draw:ellipse>
          <draw:circle draw:style-name="gr3" draw:text-style-name="P1" draw:layer="layout" svg:width="1.439cm" svg:height="1.439cm" draw:transform="rotate (1.5707963267946) translate (6.868cm 7.421cm)">
            <draw:glue-point draw:id="4" svg:x="0.064cm" svg:y="-4.994cm"/>
            <draw:glue-point draw:id="5" svg:x="1.505cm" svg:y="-1.405cm"/>
            <draw:glue-point draw:id="6" svg:x="5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5cm" svg:y="-10.065cm"/>
            <draw:glue-point draw:id="11" svg:x="1.505cm" svg:y="-8.576cm"/>
            <text:p/>
          </draw:circle>
          <draw:circle draw:style-name="gr3" draw:text-style-name="P1" draw:layer="layout" svg:width="1.439cm" svg:height="1.439cm" draw:transform="rotate (1.5707963267946) translate (4.404cm 7.421cm)">
            <draw:glue-point draw:id="4" svg:x="0.064cm" svg:y="-4.994cm"/>
            <draw:glue-point draw:id="5" svg:x="1.499cm" svg:y="-1.405cm"/>
            <draw:glue-point draw:id="6" svg:x="4.994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4.994cm" svg:y="-10.065cm"/>
            <draw:glue-point draw:id="11" svg:x="1.499cm" svg:y="-8.576cm"/>
            <text:p/>
          </draw:circle>
          <draw:ellipse draw:style-name="gr3" draw:text-style-name="P1" draw:layer="layout" svg:width="1.439cm" svg:height="1.438cm" draw:transform="rotate (1.5707963267946) translate (5.633cm 9.159cm)">
            <draw:glue-point draw:id="4" svg:x="0.064cm" svg:y="-4.994cm"/>
            <draw:glue-point draw:id="5" svg:x="1.505cm" svg:y="-1.405cm"/>
            <draw:glue-point draw:id="6" svg:x="5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5cm" svg:y="-10.065cm"/>
            <draw:glue-point draw:id="11" svg:x="1.505cm" svg:y="-8.576cm"/>
            <text:p/>
          </draw:ellipse>
          <draw:ellipse draw:style-name="gr3" draw:text-style-name="P1" draw:layer="layout" svg:width="1.439cm" svg:height="1.438cm" draw:transform="rotate (1.5707963267946) translate (5.633cm 12.956cm)">
            <draw:glue-point draw:id="4" svg:x="0.064cm" svg:y="-5cm"/>
            <draw:glue-point draw:id="5" svg:x="1.505cm" svg:y="-1.411cm"/>
            <draw:glue-point draw:id="6" svg:x="5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5cm" svg:y="-10.065cm"/>
            <draw:glue-point draw:id="11" svg:x="1.505cm" svg:y="-8.576cm"/>
            <text:p/>
          </draw:ellipse>
          <draw:circle draw:style-name="gr3" draw:text-style-name="P1" draw:layer="layout" svg:width="1.439cm" svg:height="1.439cm" draw:transform="rotate (1.5707963267946) translate (3.173cm 9.159cm)">
            <draw:glue-point draw:id="4" svg:x="0.064cm" svg:y="-4.994cm"/>
            <draw:glue-point draw:id="5" svg:x="1.505cm" svg:y="-1.405cm"/>
            <draw:glue-point draw:id="6" svg:x="5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5cm" svg:y="-10.065cm"/>
            <draw:glue-point draw:id="11" svg:x="1.505cm" svg:y="-8.576cm"/>
            <text:p/>
          </draw:circle>
          <draw:circle draw:style-name="gr3" draw:text-style-name="P1" draw:layer="layout" svg:width="1.439cm" svg:height="1.439cm" draw:transform="rotate (1.5707963267946) translate (3.173cm 12.956cm)">
            <draw:glue-point draw:id="4" svg:x="0.064cm" svg:y="-5cm"/>
            <draw:glue-point draw:id="5" svg:x="1.505cm" svg:y="-1.411cm"/>
            <draw:glue-point draw:id="6" svg:x="5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5cm" svg:y="-10.065cm"/>
            <draw:glue-point draw:id="11" svg:x="1.505cm" svg:y="-8.576cm"/>
            <text:p/>
          </draw:circle>
          <draw:circle draw:style-name="gr3" draw:text-style-name="P1" draw:layer="layout" svg:width="1.439cm" svg:height="1.439cm" draw:transform="rotate (1.5707963267946) translate (8.097cm 9.159cm)">
            <draw:glue-point draw:id="4" svg:x="0.064cm" svg:y="-4.994cm"/>
            <draw:glue-point draw:id="5" svg:x="1.505cm" svg:y="-1.405cm"/>
            <draw:glue-point draw:id="6" svg:x="5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5cm" svg:y="-10.065cm"/>
            <draw:glue-point draw:id="11" svg:x="1.505cm" svg:y="-8.576cm"/>
            <text:p/>
          </draw:circle>
          <draw:circle draw:style-name="gr3" draw:text-style-name="P1" draw:layer="layout" svg:width="1.439cm" svg:height="1.439cm" draw:transform="rotate (1.5707963267946) translate (8.097cm 12.956cm)">
            <draw:glue-point draw:id="4" svg:x="0.064cm" svg:y="-5cm"/>
            <draw:glue-point draw:id="5" svg:x="1.505cm" svg:y="-1.411cm"/>
            <draw:glue-point draw:id="6" svg:x="5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5cm" svg:y="-10.065cm"/>
            <draw:glue-point draw:id="11" svg:x="1.505cm" svg:y="-8.576cm"/>
            <text:p/>
          </draw:circle>
          <draw:ellipse draw:style-name="gr3" draw:text-style-name="P1" draw:layer="layout" svg:width="1.439cm" svg:height="1.438cm" draw:transform="rotate (1.5707963267946) translate (10.709cm 9.159cm)">
            <draw:glue-point draw:id="4" svg:x="0.064cm" svg:y="-4.994cm"/>
            <draw:glue-point draw:id="5" svg:x="1.505cm" svg:y="-1.405cm"/>
            <draw:glue-point draw:id="6" svg:x="5cm" svg:y="0.065cm"/>
            <draw:glue-point draw:id="7" svg:x="8.488cm" svg:y="-1.405cm"/>
            <draw:glue-point draw:id="8" svg:x="9.935cm" svg:y="-4.994cm"/>
            <draw:glue-point draw:id="9" svg:x="8.488cm" svg:y="-8.576cm"/>
            <draw:glue-point draw:id="10" svg:x="5cm" svg:y="-10.065cm"/>
            <draw:glue-point draw:id="11" svg:x="1.505cm" svg:y="-8.576cm"/>
            <text:p/>
          </draw:ellipse>
          <draw:ellipse draw:style-name="gr3" draw:text-style-name="P1" draw:layer="layout" svg:width="1.439cm" svg:height="1.438cm" draw:transform="rotate (1.5707963267946) translate (10.79cm 12.952cm)">
            <draw:glue-point draw:id="4" svg:x="0.064cm" svg:y="-5cm"/>
            <draw:glue-point draw:id="5" svg:x="1.505cm" svg:y="-1.411cm"/>
            <draw:glue-point draw:id="6" svg:x="5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5cm" svg:y="-10.065cm"/>
            <draw:glue-point draw:id="11" svg:x="1.505cm" svg:y="-8.576cm"/>
            <text:p/>
          </draw:ellipse>
          <draw:ellipse draw:style-name="gr4" draw:text-style-name="P1" draw:layer="layout" svg:width="1.267cm" svg:height="1.23cm" draw:transform="rotate (1.5707963267946) translate (6.947cm 10.811cm)">
            <draw:glue-point draw:id="4" svg:x="0.064cm" svg:y="-5cm"/>
            <draw:glue-point draw:id="5" svg:x="1.505cm" svg:y="-1.411cm"/>
            <draw:glue-point draw:id="6" svg:x="5cm" svg:y="0.065cm"/>
            <draw:glue-point draw:id="7" svg:x="8.488cm" svg:y="-1.411cm"/>
            <draw:glue-point draw:id="8" svg:x="9.935cm" svg:y="-5cm"/>
            <draw:glue-point draw:id="9" svg:x="8.488cm" svg:y="-8.576cm"/>
            <draw:glue-point draw:id="10" svg:x="5cm" svg:y="-10.065cm"/>
            <draw:glue-point draw:id="11" svg:x="1.505cm" svg:y="-8.576cm"/>
            <text:p/>
          </draw:ellipse>
          <draw:ellipse draw:style-name="gr2" draw:text-style-name="P1" draw:layer="layout" svg:width="0.308cm" svg:height="0.317cm" svg:x="7.408cm" svg:y="10.019cm">
            <draw:glue-point draw:id="4" svg:x="5.011cm" svg:y="0.023cm"/>
            <draw:glue-point draw:id="5" svg:x="1.472cm" svg:y="1.482cm"/>
            <draw:glue-point draw:id="6" svg:x="0.023cm" svg:y="5.011cm"/>
            <draw:glue-point draw:id="7" svg:x="1.472cm" svg:y="8.517cm"/>
            <draw:glue-point draw:id="8" svg:x="5.011cm" svg:y="10cm"/>
            <draw:glue-point draw:id="9" svg:x="8.527cm" svg:y="8.517cm"/>
            <draw:glue-point draw:id="10" svg:x="10cm" svg:y="5.011cm"/>
            <draw:glue-point draw:id="11" svg:x="8.527cm" svg:y="1.482cm"/>
            <text:p/>
          </draw:ellipse>
          <draw:frame draw:style-name="gr10" draw:text-style-name="P12" draw:layer="layout" svg:width="0.224cm" svg:height="1.028cm" svg:x="4.975cm" svg:y="13.733cm">
            <draw:text-box>
              <text:p><text:span text:style-name="T7">1</text:span></text:p>
            </draw:text-box>
          </draw:frame>
          <draw:frame draw:style-name="gr10" draw:text-style-name="P12" draw:layer="layout" svg:width="0.224cm" svg:height="1.028cm" svg:x="7.484cm" svg:y="13.733cm">
            <draw:text-box>
              <text:p><text:span text:style-name="T7">2</text:span></text:p>
            </draw:text-box>
          </draw:frame>
          <draw:frame draw:style-name="gr10" draw:text-style-name="P12" draw:layer="layout" svg:width="0.224cm" svg:height="1.028cm" svg:x="10.073cm" svg:y="13.733cm">
            <draw:text-box>
              <text:p><text:span text:style-name="T7">3</text:span></text:p>
            </draw:text-box>
          </draw:frame>
          <draw:frame draw:style-name="gr10" draw:text-style-name="P12" draw:layer="layout" svg:width="0.224cm" svg:height="1.028cm" svg:x="3.762cm" svg:y="12.034cm">
            <draw:text-box>
              <text:p><text:span text:style-name="T7">4</text:span></text:p>
            </draw:text-box>
          </draw:frame>
          <draw:frame draw:style-name="gr10" draw:text-style-name="P12" draw:layer="layout" svg:width="0.224cm" svg:height="1.028cm" svg:x="4.976cm" svg:y="10.092cm">
            <draw:text-box>
              <text:p><text:span text:style-name="T7">8</text:span></text:p>
            </draw:text-box>
          </draw:frame>
          <draw:frame draw:style-name="gr10" draw:text-style-name="P12" draw:layer="layout" svg:width="0.877cm" svg:height="1.028cm" svg:x="4.814cm" svg:y="6.451cm">
            <draw:text-box>
              <text:p><text:span text:style-name="T7">14</text:span></text:p>
            </draw:text-box>
          </draw:frame>
          <draw:frame draw:style-name="gr10" draw:text-style-name="P12" draw:layer="layout" svg:width="0.55cm" svg:height="1.099cm" svg:x="3.681cm" svg:y="8.231cm">
            <draw:text-box>
              <text:p><text:span text:style-name="T7">10</text:span></text:p>
            </draw:text-box>
          </draw:frame>
          <draw:frame draw:style-name="gr10" draw:text-style-name="P12" draw:layer="layout" svg:width="0.224cm" svg:height="1.028cm" svg:x="6.19cm" svg:y="12.034cm">
            <draw:text-box>
              <text:p><text:span text:style-name="T7">5</text:span></text:p>
            </draw:text-box>
          </draw:frame>
          <draw:frame draw:style-name="gr10" draw:text-style-name="P12" draw:layer="layout" svg:width="0.224cm" svg:height="1.028cm" svg:x="8.699cm" svg:y="12.034cm">
            <draw:text-box>
              <text:p><text:span text:style-name="T7">6</text:span></text:p>
            </draw:text-box>
          </draw:frame>
          <draw:frame draw:style-name="gr10" draw:text-style-name="P12" draw:layer="layout" svg:width="0.224cm" svg:height="1.028cm" svg:x="11.37cm" svg:y="12.034cm">
            <draw:text-box>
              <text:p><text:span text:style-name="T7">7</text:span></text:p>
            </draw:text-box>
          </draw:frame>
          <draw:frame draw:style-name="gr10" draw:text-style-name="P12" draw:layer="layout" svg:width="0.224cm" svg:height="1.028cm" svg:x="10.074cm" svg:y="10.092cm">
            <draw:text-box>
              <text:p><text:span text:style-name="T7">9</text:span></text:p>
            </draw:text-box>
          </draw:frame>
          <draw:frame draw:style-name="gr10" draw:text-style-name="P12" draw:layer="layout" svg:width="0.69cm" svg:height="1.028cm" svg:x="6.19cm" svg:y="8.231cm">
            <draw:text-box>
              <text:p><text:span text:style-name="T7">11</text:span></text:p>
            </draw:text-box>
          </draw:frame>
          <draw:frame draw:style-name="gr10" draw:text-style-name="P12" draw:layer="layout" svg:width="0.75cm" svg:height="1.028cm" svg:x="8.618cm" svg:y="8.231cm">
            <draw:text-box>
              <text:p><text:span text:style-name="T7">12</text:span></text:p>
            </draw:text-box>
          </draw:frame>
          <draw:frame draw:style-name="gr10" draw:text-style-name="P12" draw:layer="layout" svg:width="0.729cm" svg:height="1.028cm" svg:x="11.208cm" svg:y="8.231cm">
            <draw:text-box>
              <text:p><text:span text:style-name="T7">13</text:span></text:p>
            </draw:text-box>
          </draw:frame>
          <draw:frame draw:style-name="gr10" draw:text-style-name="P12" draw:layer="layout" svg:width="0.937cm" svg:height="1.028cm" svg:x="7.323cm" svg:y="6.451cm">
            <draw:text-box>
              <text:p><text:span text:style-name="T7">15</text:span></text:p>
            </draw:text-box>
          </draw:frame>
          <draw:frame draw:style-name="gr10" draw:text-style-name="P12" draw:layer="layout" svg:width="0.835cm" svg:height="1.028cm" svg:x="9.913cm" svg:y="6.451cm">
            <draw:text-box>
              <text:p><text:span text:style-name="T7">16</text:span></text:p>
            </draw:text-box>
          </draw:frame>
        </draw:g>
        <draw:frame presentation:style-name="pr1" draw:text-style-name="P13" draw:layer="layout" svg:width="21.581cm" svg:height="3.168cm" svg:x="0.405cm" svg:y="0.193cm" presentation:class="title" presentation:user-transformed="true">
          <draw:text-box>
            <text:p text:style-name="P5"><text:span text:style-name="T2">Template for Driving on the Nikon Stage</text:span></text:p>
          </draw:text-box>
        </draw:frame>
        <draw:frame draw:style-name="gr8" draw:text-style-name="P7" draw:layer="layout" svg:width="5.006cm" svg:height="0.628cm" svg:x="0.559cm" svg:y="2.512cm">
          <draw:text-box>
            <text:p><text:span text:style-name="T3">Sample Holder ID: </text:span></text:p>
          </draw:text-box>
        </draw:frame>
        <draw:frame draw:style-name="gr8" draw:text-style-name="P7" draw:layer="layout" svg:width="4.468cm" svg:height="0.475cm" svg:x="0.561cm" svg:y="3.212cm">
          <draw:text-box>
            <text:p><text:span text:style-name="T8">Lippard_Exp1_110621</text:span></text:p>
          </draw:text-box>
        </draw:frame>
        <draw:g>
          <draw:rect draw:style-name="gr5" draw:text-style-name="P1" draw:layer="layout" svg:width="0.639cm" svg:height="16.536cm" svg:x="15.326cm" svg:y="2.976cm" draw:corner-radius="0.004cm">
            <text:p/>
          </draw:rect>
          <draw:rect draw:style-name="gr9" draw:text-style-name="P10" draw:layer="layout" svg:width="0.637cm" svg:height="16.534cm" svg:x="15.327cm" svg:y="2.977cm">
            <text:p text:style-name="P9"><text:span text:style-name="T6">1. Si-grid_FBS,Br,medium, 15NBrPt medium,</text:span></text:p>
            <text:p text:style-name="P9"><text:span text:style-name="T6">15NPt medium</text:span></text:p>
            <text:p text:style-name="P9"><text:span text:style-name="T6">2.Control</text:span></text:p>
            <text:p text:style-name="P9"><text:span text:style-name="T6">3. <text:s/>Cis_2+0_2hrsTreatment_0hrsRecover</text:span></text:p>
            <text:p text:style-name="P9"><text:span text:style-name="T6">4. <text:s/>Cis_2+2</text:span></text:p>
            <text:p text:style-name="P9"><text:span text:style-name="T6">5. <text:s/>Cis_2+8</text:span></text:p>
            <text:p text:style-name="P9"><text:span text:style-name="T6">6. Cis_4+0</text:span></text:p>
            <text:p text:style-name="P9"><text:span text:style-name="T6">7.Cis_4+6</text:span></text:p>
            <text:p text:style-name="P9"><text:span text:style-name="T6">8. Pt (IV)_2+0</text:span></text:p>
            <text:p text:style-name="P9"><text:span text:style-name="T6">9.</text:span><text:span text:style-name="T6"> Pt (IV)_2+2</text:span></text:p>
            <text:p text:style-name="P9"><text:span text:style-name="T6">10. </text:span><text:span text:style-name="T6"><text:s/>Pt (IV)_2+8</text:span></text:p>
            <text:p text:style-name="P9"><text:span text:style-name="T6">11. <text:s/></text:span><text:span text:style-name="T6"><text:s/>Pt (IV)_4+0</text:span></text:p>
            <text:p text:style-name="P9"><text:span text:style-name="T6">12. <text:s/></text:span><text:span text:style-name="T6"><text:s/>Pt (IV)_4+6</text:span></text:p>
            <text:p text:style-name="P9"><text:span text:style-name="T6">13. Cis_2+24_PFA</text:span></text:p>
            <text:p text:style-name="P9"><text:span text:style-name="T6">14. <text:s/></text:span><text:span text:style-name="T6">Cis_4+2_PFA</text:span></text:p>
            <text:p text:style-name="P9"><text:span text:style-name="T6">15. <text:s/></text:span><text:span text:style-name="T6">Pt (IV)_2+24_PFA</text:span></text:p>
            <text:p text:style-name="P9"><text:span text:style-name="T6">16. </text:span><text:span text:style-name="T6">Pt (IV)_4+2_PFA</text:span></text:p>
          </draw:rect>
        </draw:g>
        <presentation:notes draw:style-name="dp2">
          <draw:page-thumbnail draw:layer="layout" svg:width="0.004cm" svg:height="0.005cm" svg:x="0cm" svg:y="0.842cm" draw:page-number="2"/>
          <draw:frame presentation:style-name="pr2" draw:text-style-name="P11" draw:layer="layout" svg:width="16.267cm" svg:height="11.277cm" svg:x="1.398cm" svg:y="11.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3" draw:layer="layout" svg:width="21.581cm" svg:height="3.168cm" svg:x="0.635cm" svg:y="0.007cm" presentation:class="title" presentation:user-transformed="true">
          <draw:text-box>
            <text:p text:style-name="P5"><text:span text:style-name="T2">Template for MIMS</text:span></text:p>
          </draw:text-box>
        </draw:frame>
        <draw:g>
          <draw:g>
            <draw:ellipse draw:style-name="gr2" draw:text-style-name="P1" draw:layer="layout" svg:width="0.68cm" svg:height="0.677cm" draw:transform="rotate (-1.57079632679579) translate (2.38cm 7.863cm)">
              <draw:glue-point draw:id="4" svg:x="0.011cm" svg:y="4.988cm"/>
              <draw:glue-point draw:id="5" svg:x="-1.453cm" svg:y="1.45cm"/>
              <draw:glue-point draw:id="6" svg:x="-5cm" svg:y="0.011cm"/>
              <draw:glue-point draw:id="7" svg:x="-8.534cm" svg:y="1.45cm"/>
              <draw:glue-point draw:id="8" svg:x="-10.011cm" svg:y="4.988cm"/>
              <draw:glue-point draw:id="9" svg:x="-8.534cm" svg:y="8.525cm"/>
              <draw:glue-point draw:id="10" svg:x="-5cm" svg:y="9.988cm"/>
              <draw:glue-point draw:id="11" svg:x="-1.453cm" svg:y="8.525cm"/>
              <text:p/>
            </draw:ellipse>
            <draw:ellipse draw:style-name="gr2" draw:text-style-name="P1" draw:layer="layout" svg:width="0.679cm" svg:height="0.677cm" draw:transform="rotate (-1.57079632679579) translate (2.38cm 10.496cm)">
              <draw:glue-point draw:id="4" svg:x="0cm" svg:y="5cm"/>
              <draw:glue-point draw:id="5" svg:x="-1.462cm" svg:y="1.462cm"/>
              <draw:glue-point draw:id="6" svg:x="-5cm" svg:y="0cm"/>
              <draw:glue-point draw:id="7" svg:x="-8.525cm" svg:y="1.462cm"/>
              <draw:glue-point draw:id="8" svg:x="-10cm" svg:y="5cm"/>
              <draw:glue-point draw:id="9" svg:x="-8.525cm" svg:y="8.525cm"/>
              <draw:glue-point draw:id="10" svg:x="-5cm" svg:y="10cm"/>
              <draw:glue-point draw:id="11" svg:x="-1.462cm" svg:y="8.525cm"/>
              <text:p/>
            </draw:ellipse>
            <draw:ellipse draw:style-name="gr2" draw:text-style-name="P1" draw:layer="layout" svg:width="0.681cm" svg:height="0.677cm" draw:transform="rotate (-1.57079632679579) translate (2.38cm 13.131cm)">
              <draw:glue-point draw:id="4" svg:x="0cm" svg:y="5cm"/>
              <draw:glue-point draw:id="5" svg:x="-1.462cm" svg:y="1.462cm"/>
              <draw:glue-point draw:id="6" svg:x="-5cm" svg:y="0cm"/>
              <draw:glue-point draw:id="7" svg:x="-8.525cm" svg:y="1.462cm"/>
              <draw:glue-point draw:id="8" svg:x="-10cm" svg:y="5cm"/>
              <draw:glue-point draw:id="9" svg:x="-8.525cm" svg:y="8.525cm"/>
              <draw:glue-point draw:id="10" svg:x="-5cm" svg:y="10cm"/>
              <draw:glue-point draw:id="11" svg:x="-1.462cm" svg:y="8.525cm"/>
              <text:p/>
            </draw:ellipse>
          </draw:g>
          <draw:circle draw:style-name="gr1" draw:text-style-name="P1" draw:layer="layout" svg:width="11.228cm" svg:height="11.227cm" svg:x="3.175cm" svg:y="5.275cm">
            <draw:glue-point draw:id="4" svg:x="5cm" svg:y="0cm"/>
            <draw:glue-point draw:id="5" svg:x="1.463cm" svg:y="1.462cm"/>
            <draw:glue-point draw:id="6" svg:x="0cm" svg:y="4.999cm"/>
            <draw:glue-point draw:id="7" svg:x="1.463cm" svg:y="8.536cm"/>
            <draw:glue-point draw:id="8" svg:x="5cm" svg:y="10cm"/>
            <draw:glue-point draw:id="9" svg:x="8.536cm" svg:y="8.536cm"/>
            <draw:glue-point draw:id="10" svg:x="10cm" svg:y="4.999cm"/>
            <draw:glue-point draw:id="11" svg:x="8.536cm" svg:y="1.462cm"/>
            <text:p/>
          </draw:circle>
          <draw:g>
            <draw:ellipse draw:style-name="gr2" draw:text-style-name="P1" draw:layer="layout" svg:width="0.34cm" svg:height="0.341cm" svg:x="8.794cm" svg:y="10.697cm">
              <draw:glue-point draw:id="4" svg:x="4.988cm" svg:y="0cm"/>
              <draw:glue-point draw:id="5" svg:x="1.458cm" svg:y="1.458cm"/>
              <draw:glue-point draw:id="6" svg:x="0cm" svg:y="4.988cm"/>
              <draw:glue-point draw:id="7" svg:x="1.458cm" svg:y="8.517cm"/>
              <draw:glue-point draw:id="8" svg:x="4.988cm" svg:y="10cm"/>
              <draw:glue-point draw:id="9" svg:x="8.517cm" svg:y="8.517cm"/>
              <draw:glue-point draw:id="10" svg:x="10cm" svg:y="4.988cm"/>
              <draw:glue-point draw:id="11" svg:x="8.517cm" svg:y="1.458cm"/>
              <text:p/>
            </draw:ellipse>
            <draw:circle draw:style-name="gr3" draw:text-style-name="P1" draw:layer="layout" svg:width="-1.429cm" svg:height="-1.429cm" svg:x="5.86cm" svg:y="14.304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5.86cm" svg:y="11.809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5.86cm" svg:y="9.151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9.507cm" svg:y="9.151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9.507cm" svg:y="14.304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13.154cm" svg:y="9.151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13.154cm" svg:y="11.809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13.154cm" svg:y="14.304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11.26cm" svg:y="12.939cm">
              <draw:glue-point draw:id="4" svg:x="-4.994cm" svg:y="0cm"/>
              <draw:glue-point draw:id="5" svg:x="-1.455cm" svg:y="-1.457cm"/>
              <draw:glue-point draw:id="6" svg:x="0cm" svg:y="-4.993cm"/>
              <draw:glue-point draw:id="7" svg:x="-1.455cm" svg:y="-8.53cm"/>
              <draw:glue-point draw:id="8" svg:x="-4.994cm" svg:y="-10cm"/>
              <draw:glue-point draw:id="9" svg:x="-8.527cm" svg:y="-8.53cm"/>
              <draw:glue-point draw:id="10" svg:x="-9.988cm" svg:y="-4.993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7.754cm" svg:y="12.939cm">
              <draw:glue-point draw:id="4" svg:x="-4.994cm" svg:y="0cm"/>
              <draw:glue-point draw:id="5" svg:x="-1.455cm" svg:y="-1.457cm"/>
              <draw:glue-point draw:id="6" svg:x="0cm" svg:y="-4.993cm"/>
              <draw:glue-point draw:id="7" svg:x="-1.455cm" svg:y="-8.53cm"/>
              <draw:glue-point draw:id="8" svg:x="-4.994cm" svg:y="-10cm"/>
              <draw:glue-point draw:id="9" svg:x="-8.527cm" svg:y="-8.53cm"/>
              <draw:glue-point draw:id="10" svg:x="-9.988cm" svg:y="-4.993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11.26cm" svg:y="15.674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7.754cm" svg:y="15.674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11.26cm" svg:y="10.52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7.754cm" svg:y="10.52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11.26cm" svg:y="7.785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3" draw:text-style-name="P1" draw:layer="layout" svg:width="-1.429cm" svg:height="-1.429cm" svg:x="7.576cm" svg:y="7.785cm">
              <draw:glue-point draw:id="4" svg:x="-4.994cm" svg:y="0cm"/>
              <draw:glue-point draw:id="5" svg:x="-1.455cm" svg:y="-1.457cm"/>
              <draw:glue-point draw:id="6" svg:x="0cm" svg:y="-5cm"/>
              <draw:glue-point draw:id="7" svg:x="-1.455cm" svg:y="-8.536cm"/>
              <draw:glue-point draw:id="8" svg:x="-4.994cm" svg:y="-10cm"/>
              <draw:glue-point draw:id="9" svg:x="-8.527cm" svg:y="-8.536cm"/>
              <draw:glue-point draw:id="10" svg:x="-9.988cm" svg:y="-5cm"/>
              <draw:glue-point draw:id="11" svg:x="-8.527cm" svg:y="-1.457cm"/>
              <text:p/>
            </draw:circle>
            <draw:circle draw:style-name="gr4" draw:text-style-name="P1" draw:layer="layout" svg:width="1.361cm" svg:height="1.362cm" draw:transform="rotate (-1.57079632679579) translate (9.482cm 10.187cm)">
              <draw:glue-point draw:id="4" svg:x="0cm" svg:y="4.994cm"/>
              <draw:glue-point draw:id="5" svg:x="-1.452cm" svg:y="1.452cm"/>
              <draw:glue-point draw:id="6" svg:x="-4.994cm" svg:y="0cm"/>
              <draw:glue-point draw:id="7" svg:x="-8.53cm" svg:y="1.452cm"/>
              <draw:glue-point draw:id="8" svg:x="-10cm" svg:y="4.994cm"/>
              <draw:glue-point draw:id="9" svg:x="-8.53cm" svg:y="8.53cm"/>
              <draw:glue-point draw:id="10" svg:x="-4.994cm" svg:y="10cm"/>
              <draw:glue-point draw:id="11" svg:x="-1.452cm" svg:y="8.53cm"/>
              <text:p/>
            </draw:circle>
            <draw:g>
              <draw:rect draw:style-name="gr5" draw:text-style-name="P1" draw:layer="layout" svg:width="0.749cm" svg:height="0.609cm" svg:x="10.15cm" svg:y="14.631cm" draw:corner-radius="0.004cm">
                <text:p/>
              </draw:rect>
              <draw:g>
                <draw:rect draw:style-name="gr5" draw:text-style-name="P1" draw:layer="layout" svg:width="0.749cm" svg:height="0.609cm" svg:x="10.15cm" svg:y="14.631cm" draw:corner-radius="0.004cm">
                  <text:p/>
                </draw:rect>
                <draw:rect draw:style-name="gr6" draw:text-style-name="P3" draw:layer="layout" svg:width="0.747cm" svg:height="0.607cm" svg:x="10.151cm" svg:y="14.632cm">
                  <text:p text:style-name="P2"><text:span text:style-name="T1">10</text:span></text:p>
                </draw:rect>
              </draw:g>
            </draw:g>
            <draw:g>
              <draw:rect draw:style-name="gr5" draw:text-style-name="P1" draw:layer="layout" svg:width="0.578cm" svg:height="0.61cm" svg:x="4.858cm" svg:y="10.715cm" draw:corner-radius="0.004cm">
                <text:p/>
              </draw:rect>
              <draw:g>
                <draw:rect draw:style-name="gr5" draw:text-style-name="P1" draw:layer="layout" svg:width="0.578cm" svg:height="0.61cm" svg:x="4.858cm" svg:y="10.715cm" draw:corner-radius="0.004cm">
                  <text:p/>
                </draw:rect>
                <draw:rect draw:style-name="gr6" draw:text-style-name="P14" draw:layer="layout" svg:width="0.576cm" svg:height="0.608cm" svg:x="4.859cm" svg:y="10.716cm">
                  <text:p text:style-name="P2"><text:span text:style-name="T5">2</text:span></text:p>
                </draw:rect>
              </draw:g>
            </draw:g>
            <draw:g>
              <draw:rect draw:style-name="gr5" draw:text-style-name="P1" draw:layer="layout" svg:width="0.749cm" svg:height="0.61cm" svg:x="11.993cm" svg:y="13.294cm" draw:corner-radius="0.004cm">
                <text:p/>
              </draw:rect>
              <draw:g>
                <draw:rect draw:style-name="gr5" draw:text-style-name="P1" draw:layer="layout" svg:width="0.749cm" svg:height="0.61cm" svg:x="11.993cm" svg:y="13.294cm" draw:corner-radius="0.004cm">
                  <text:p/>
                </draw:rect>
                <draw:rect draw:style-name="gr6" draw:text-style-name="P3" draw:layer="layout" svg:width="0.747cm" svg:height="0.608cm" svg:x="11.994cm" svg:y="13.295cm">
                  <text:p text:style-name="P2"><text:span text:style-name="T1">14</text:span></text:p>
                </draw:rect>
              </draw:g>
            </draw:g>
            <draw:g>
              <draw:rect draw:style-name="gr5" draw:text-style-name="P1" draw:layer="layout" svg:width="0.577cm" svg:height="0.61cm" svg:x="8.492cm" svg:y="8.077cm" draw:corner-radius="0.004cm">
                <text:p/>
              </draw:rect>
              <draw:g>
                <draw:rect draw:style-name="gr5" draw:text-style-name="P1" draw:layer="layout" svg:width="0.577cm" svg:height="0.61cm" svg:x="8.492cm" svg:y="8.077cm" draw:corner-radius="0.004cm">
                  <text:p/>
                </draw:rect>
                <draw:rect draw:style-name="gr6" draw:text-style-name="P3" draw:layer="layout" svg:width="0.576cm" svg:height="0.608cm" svg:x="8.493cm" svg:y="8.078cm">
                  <text:p text:style-name="P2"><text:span text:style-name="T1">9</text:span></text:p>
                </draw:rect>
              </draw:g>
            </draw:g>
            <draw:g>
              <draw:rect draw:style-name="gr5" draw:text-style-name="P1" draw:layer="layout" svg:width="0.578cm" svg:height="0.609cm" svg:x="6.743cm" svg:y="9.505cm" draw:corner-radius="0.004cm">
                <text:p/>
              </draw:rect>
              <draw:g>
                <draw:rect draw:style-name="gr5" draw:text-style-name="P1" draw:layer="layout" svg:width="0.578cm" svg:height="0.609cm" svg:x="6.743cm" svg:y="9.505cm" draw:corner-radius="0.004cm">
                  <text:p/>
                </draw:rect>
                <draw:rect draw:style-name="gr6" draw:text-style-name="P3" draw:layer="layout" svg:width="0.576cm" svg:height="0.608cm" svg:x="6.744cm" svg:y="9.505cm">
                  <text:p text:style-name="P2"><text:span text:style-name="T1">6</text:span></text:p>
                </draw:rect>
              </draw:g>
            </draw:g>
            <draw:g>
              <draw:rect draw:style-name="gr5" draw:text-style-name="P1" draw:layer="layout" svg:width="0.577cm" svg:height="0.609cm" svg:x="4.887cm" svg:y="13.276cm" draw:corner-radius="0.004cm">
                <text:p/>
              </draw:rect>
              <draw:g>
                <draw:rect draw:style-name="gr5" draw:text-style-name="P1" draw:layer="layout" svg:width="0.577cm" svg:height="0.609cm" svg:x="4.887cm" svg:y="13.276cm" draw:corner-radius="0.004cm">
                  <text:p/>
                </draw:rect>
                <draw:rect draw:style-name="gr6" draw:text-style-name="P3" draw:layer="layout" svg:width="0.576cm" svg:height="0.608cm" svg:x="4.887cm" svg:y="13.277cm">
                  <text:p text:style-name="P2"><text:span text:style-name="T1">1</text:span></text:p>
                </draw:rect>
              </draw:g>
            </draw:g>
            <draw:g>
              <draw:rect draw:style-name="gr5" draw:text-style-name="P1" draw:layer="layout" svg:width="0.577cm" svg:height="0.609cm" svg:x="8.492cm" svg:y="13.271cm" draw:corner-radius="0.004cm">
                <text:p/>
              </draw:rect>
              <draw:g>
                <draw:rect draw:style-name="gr5" draw:text-style-name="P1" draw:layer="layout" svg:width="0.577cm" svg:height="0.609cm" svg:x="8.492cm" svg:y="13.271cm" draw:corner-radius="0.004cm">
                  <text:p/>
                </draw:rect>
                <draw:rect draw:style-name="gr11" draw:text-style-name="P3" draw:layer="layout" svg:width="0.576cm" svg:height="0.608cm" svg:x="8.493cm" svg:y="13.271cm">
                  <text:p text:style-name="P2"><text:span text:style-name="T1">8</text:span></text:p>
                </draw:rect>
              </draw:g>
            </draw:g>
            <draw:g>
              <draw:rect draw:style-name="gr5" draw:text-style-name="P1" draw:layer="layout" svg:width="0.578cm" svg:height="0.609cm" svg:x="6.72cm" svg:y="11.916cm" draw:corner-radius="0.004cm">
                <text:p/>
              </draw:rect>
              <draw:g>
                <draw:rect draw:style-name="gr5" draw:text-style-name="P1" draw:layer="layout" svg:width="0.578cm" svg:height="0.609cm" svg:x="6.72cm" svg:y="11.916cm" draw:corner-radius="0.004cm">
                  <text:p/>
                </draw:rect>
                <draw:rect draw:style-name="gr6" draw:text-style-name="P3" draw:layer="layout" svg:width="0.576cm" svg:height="0.608cm" svg:x="6.721cm" svg:y="11.916cm">
                  <text:p text:style-name="P2"><text:span text:style-name="T1">5</text:span></text:p>
                </draw:rect>
              </draw:g>
            </draw:g>
            <draw:g>
              <draw:rect draw:style-name="gr5" draw:text-style-name="P1" draw:layer="layout" svg:width="0.749cm" svg:height="0.609cm" svg:x="10.15cm" svg:y="11.881cm" draw:corner-radius="0.004cm">
                <text:p/>
              </draw:rect>
              <draw:g>
                <draw:rect draw:style-name="gr5" draw:text-style-name="P1" draw:layer="layout" svg:width="0.749cm" svg:height="0.609cm" svg:x="10.15cm" svg:y="11.881cm" draw:corner-radius="0.004cm">
                  <text:p/>
                </draw:rect>
                <draw:rect draw:style-name="gr6" draw:text-style-name="P3" draw:layer="layout" svg:width="0.747cm" svg:height="0.607cm" svg:x="10.151cm" svg:y="11.882cm">
                  <text:p text:style-name="P2"><text:span text:style-name="T1">11</text:span></text:p>
                </draw:rect>
              </draw:g>
            </draw:g>
            <draw:g>
              <draw:rect draw:style-name="gr5" draw:text-style-name="P1" draw:layer="layout" svg:width="0.749cm" svg:height="0.609cm" svg:x="11.993cm" svg:y="10.762cm" draw:corner-radius="0.004cm">
                <text:p/>
              </draw:rect>
              <draw:g>
                <draw:rect draw:style-name="gr5" draw:text-style-name="P1" draw:layer="layout" svg:width="0.749cm" svg:height="0.609cm" svg:x="11.993cm" svg:y="10.762cm" draw:corner-radius="0.004cm">
                  <text:p/>
                </draw:rect>
                <draw:rect draw:style-name="gr6" draw:text-style-name="P3" draw:layer="layout" svg:width="0.747cm" svg:height="0.608cm" svg:x="11.994cm" svg:y="10.762cm">
                  <text:p text:style-name="P2"><text:span text:style-name="T1">15</text:span></text:p>
                </draw:rect>
              </draw:g>
            </draw:g>
            <draw:g>
              <draw:rect draw:style-name="gr5" draw:text-style-name="P1" draw:layer="layout" svg:width="0.578cm" svg:height="0.61cm" svg:x="4.844cm" svg:y="8.082cm" draw:corner-radius="0.004cm">
                <text:p/>
              </draw:rect>
              <draw:g>
                <draw:rect draw:style-name="gr5" draw:text-style-name="P1" draw:layer="layout" svg:width="0.578cm" svg:height="0.61cm" svg:x="4.844cm" svg:y="8.082cm" draw:corner-radius="0.004cm">
                  <text:p/>
                </draw:rect>
                <draw:rect draw:style-name="gr6" draw:text-style-name="P3" draw:layer="layout" svg:width="0.576cm" svg:height="0.608cm" svg:x="4.845cm" svg:y="8.083cm">
                  <text:p text:style-name="P2"><text:span text:style-name="T1">3</text:span></text:p>
                </draw:rect>
              </draw:g>
            </draw:g>
            <draw:g>
              <draw:rect draw:style-name="gr5" draw:text-style-name="P1" draw:layer="layout" svg:width="0.748cm" svg:height="0.61cm" svg:x="12.074cm" svg:y="8.03cm" draw:corner-radius="0.004cm">
                <text:p/>
              </draw:rect>
              <draw:g>
                <draw:rect draw:style-name="gr5" draw:text-style-name="P1" draw:layer="layout" svg:width="0.748cm" svg:height="0.61cm" svg:x="12.074cm" svg:y="8.03cm" draw:corner-radius="0.004cm">
                  <text:p/>
                </draw:rect>
                <draw:rect draw:style-name="gr6" draw:text-style-name="P3" draw:layer="layout" svg:width="0.746cm" svg:height="0.608cm" svg:x="12.075cm" svg:y="8.031cm">
                  <text:p text:style-name="P2"><text:span text:style-name="T1">16</text:span></text:p>
                </draw:rect>
              </draw:g>
            </draw:g>
            <draw:g>
              <draw:rect draw:style-name="gr5" draw:text-style-name="P1" draw:layer="layout" svg:width="0.748cm" svg:height="0.609cm" svg:x="10.094cm" svg:y="6.722cm" draw:corner-radius="0.004cm">
                <text:p/>
              </draw:rect>
              <draw:g>
                <draw:rect draw:style-name="gr5" draw:text-style-name="P1" draw:layer="layout" svg:width="0.748cm" svg:height="0.609cm" svg:x="10.094cm" svg:y="6.722cm" draw:corner-radius="0.004cm">
                  <text:p/>
                </draw:rect>
                <draw:rect draw:style-name="gr6" draw:text-style-name="P3" draw:layer="layout" svg:width="0.746cm" svg:height="0.608cm" svg:x="10.095cm" svg:y="6.722cm">
                  <text:p text:style-name="P2"><text:span text:style-name="T1">13</text:span></text:p>
                </draw:rect>
              </draw:g>
            </draw:g>
            <draw:g>
              <draw:rect draw:style-name="gr5" draw:text-style-name="P1" draw:layer="layout" svg:width="0.578cm" svg:height="0.61cm" svg:x="6.521cm" svg:y="6.745cm" draw:corner-radius="0.004cm">
                <text:p/>
              </draw:rect>
              <draw:g>
                <draw:rect draw:style-name="gr5" draw:text-style-name="P1" draw:layer="layout" svg:width="0.578cm" svg:height="0.61cm" svg:x="6.521cm" svg:y="6.745cm" draw:corner-radius="0.004cm">
                  <text:p/>
                </draw:rect>
                <draw:rect draw:style-name="gr6" draw:text-style-name="P3" draw:layer="layout" svg:width="0.577cm" svg:height="0.608cm" svg:x="6.522cm" svg:y="6.746cm">
                  <text:p text:style-name="P2"><text:span text:style-name="T1">7</text:span></text:p>
                </draw:rect>
              </draw:g>
            </draw:g>
            <draw:g>
              <draw:rect draw:style-name="gr5" draw:text-style-name="P1" draw:layer="layout" svg:width="0.578cm" svg:height="0.61cm" svg:x="6.758cm" svg:y="14.626cm" draw:corner-radius="0.004cm">
                <text:p/>
              </draw:rect>
              <draw:g>
                <draw:rect draw:style-name="gr5" draw:text-style-name="P1" draw:layer="layout" svg:width="0.578cm" svg:height="0.61cm" svg:x="6.758cm" svg:y="14.626cm" draw:corner-radius="0.004cm">
                  <text:p/>
                </draw:rect>
                <draw:rect draw:style-name="gr6" draw:text-style-name="P14" draw:layer="layout" svg:width="0.576cm" svg:height="0.608cm" svg:x="6.759cm" svg:y="14.627cm">
                  <text:p text:style-name="P2"><text:span text:style-name="T5">4</text:span></text:p>
                </draw:rect>
              </draw:g>
            </draw:g>
            <draw:ellipse draw:style-name="gr2" draw:text-style-name="P1" draw:layer="layout" svg:width="0.34cm" svg:height="0.341cm" svg:x="8.624cm" svg:y="10.697cm">
              <draw:glue-point draw:id="4" svg:x="5.011cm" svg:y="0cm"/>
              <draw:glue-point draw:id="5" svg:x="1.482cm" svg:y="1.458cm"/>
              <draw:glue-point draw:id="6" svg:x="0.023cm" svg:y="4.988cm"/>
              <draw:glue-point draw:id="7" svg:x="1.482cm" svg:y="8.517cm"/>
              <draw:glue-point draw:id="8" svg:x="5.011cm" svg:y="10cm"/>
              <draw:glue-point draw:id="9" svg:x="8.517cm" svg:y="8.517cm"/>
              <draw:glue-point draw:id="10" svg:x="10cm" svg:y="4.988cm"/>
              <draw:glue-point draw:id="11" svg:x="8.517cm" svg:y="1.458cm"/>
              <text:p/>
            </draw:ellipse>
            <draw:g>
              <draw:rect draw:style-name="gr5" draw:text-style-name="P1" draw:layer="layout" svg:width="0.748cm" svg:height="0.609cm" svg:x="10.094cm" svg:y="9.454cm" draw:corner-radius="0.004cm">
                <text:p/>
              </draw:rect>
              <draw:g>
                <draw:rect draw:style-name="gr5" draw:text-style-name="P1" draw:layer="layout" svg:width="0.748cm" svg:height="0.609cm" svg:x="10.094cm" svg:y="9.454cm" draw:corner-radius="0.004cm">
                  <text:p/>
                </draw:rect>
                <draw:rect draw:style-name="gr6" draw:text-style-name="P3" draw:layer="layout" svg:width="0.746cm" svg:height="0.607cm" svg:x="10.095cm" svg:y="9.455cm">
                  <text:p text:style-name="P2"><text:span text:style-name="T1">12</text:span></text:p>
                </draw:rect>
              </draw:g>
            </draw:g>
          </draw:g>
        </draw:g>
        <draw:frame draw:style-name="gr8" draw:text-style-name="P7" draw:layer="layout" svg:width="4.468cm" svg:height="0.475cm" svg:x="0.561cm" svg:y="3.212cm">
          <draw:text-box>
            <text:p><text:span text:style-name="T8">Lippard_Exp1_110621</text:span></text:p>
          </draw:text-box>
        </draw:frame>
        <draw:frame draw:style-name="gr8" draw:text-style-name="P7" draw:layer="layout" svg:width="5.006cm" svg:height="0.628cm" svg:x="0.559cm" svg:y="2.512cm">
          <draw:text-box>
            <text:p><text:span text:style-name="T3">Sample Holder ID: </text:span></text:p>
          </draw:text-box>
        </draw:frame>
        <draw:g>
          <draw:rect draw:style-name="gr5" draw:text-style-name="P1" draw:layer="layout" svg:width="0.639cm" svg:height="16.536cm" svg:x="15.325cm" svg:y="2.976cm" draw:corner-radius="0.004cm">
            <text:p/>
          </draw:rect>
          <draw:rect draw:style-name="gr9" draw:text-style-name="P10" draw:layer="layout" svg:width="0.637cm" svg:height="16.534cm" svg:x="15.326cm" svg:y="2.977cm">
            <text:p text:style-name="P9"><text:span text:style-name="T6">1. Si-grid_FBS,Br,medium, 15NBrPt medium,</text:span></text:p>
            <text:p text:style-name="P9"><text:span text:style-name="T6">15NPt medium</text:span></text:p>
            <text:p text:style-name="P9"><text:span text:style-name="T6">2.Control</text:span></text:p>
            <text:p text:style-name="P9"><text:span text:style-name="T6">3. <text:s/>Cis_2+0_2hrsTreatment_0hrsRecover</text:span></text:p>
            <text:p text:style-name="P9"><text:span text:style-name="T6">4. <text:s/>Cis_2+2</text:span></text:p>
            <text:p text:style-name="P9"><text:span text:style-name="T6">5. <text:s/>Cis_2+8</text:span></text:p>
            <text:p text:style-name="P9"><text:span text:style-name="T6">6. Cis_4+0</text:span></text:p>
            <text:p text:style-name="P9"><text:span text:style-name="T6">7.Cis_4+6</text:span></text:p>
            <text:p text:style-name="P9"><text:span text:style-name="T6">8. Pt (IV)_2+0</text:span></text:p>
            <text:p text:style-name="P9"><text:span text:style-name="T6">9.</text:span><text:span text:style-name="T6"> Pt (IV)_2+2</text:span></text:p>
            <text:p text:style-name="P9"><text:span text:style-name="T6">10. </text:span><text:span text:style-name="T6"><text:s/>Pt (IV)_2+8</text:span></text:p>
            <text:p text:style-name="P9"><text:span text:style-name="T6">11. <text:s/></text:span><text:span text:style-name="T6"><text:s/>Pt (IV)_4+0</text:span></text:p>
            <text:p text:style-name="P9"><text:span text:style-name="T6">12. <text:s/></text:span><text:span text:style-name="T6"><text:s/>Pt (IV)_4+6</text:span></text:p>
            <text:p text:style-name="P9"><text:span text:style-name="T6">13. Cis_2+24_PFA</text:span></text:p>
            <text:p text:style-name="P9"><text:span text:style-name="T6">14. <text:s/></text:span><text:span text:style-name="T6">Cis_4+2_PFA</text:span></text:p>
            <text:p text:style-name="P9"><text:span text:style-name="T6">15. <text:s/></text:span><text:span text:style-name="T6">Pt (IV)_2+24_PFA</text:span></text:p>
            <text:p text:style-name="P9"><text:span text:style-name="T6">16. </text:span><text:span text:style-name="T6">Pt (IV)_4+2_PFA</text:span></text:p>
          </draw:rect>
        </draw:g>
        <presentation:notes draw:style-name="dp2">
          <draw:page-thumbnail draw:layer="layout" svg:width="0.004cm" svg:height="0.005cm" svg:x="0cm" svg:y="0.842cm" draw:page-number="3"/>
          <draw:frame presentation:style-name="pr2" draw:text-style-name="P11" draw:layer="layout" svg:width="16.267cm" svg:height="11.277cm" svg:x="1.398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HG" style:font-pitch-asian="variable" style:font-size-asian="24pt" style:font-style-asian="normal" style:font-weight-asian="normal" style:font-family-complex="'HG Mincho Light J', 'MS Gothic', HG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8%" fo:text-align="start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HG" style:font-pitch-asian="variable" style:font-size-asian="32pt" style:font-style-asian="normal" style:font-weight-asian="normal" style:font-family-complex="'HG Mincho Light J', 'MS Gothic', HG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98%" fo:text-align="start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HG Mincho Light J', 'MS Gothic', HG" style:font-pitch-asian="variable" style:font-size-asian="28pt" style:font-family-complex="'HG Mincho Light J', 'MS Gothic', HG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8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HG" style:font-pitch-asian="variable" style:font-size-asian="24pt" style:font-family-complex="'HG Mincho Light J', 'MS Gothic', HG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family-complex="'HG Mincho Light J', 'MS Gothic', HG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family-complex="'HG Mincho Light J', 'MS Gothic', HG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family-complex="'HG Mincho Light J', 'MS Gothic', HG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family-complex="'HG Mincho Light J', 'MS Gothic', HG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family-complex="'HG Mincho Light J', 'MS Gothic', HG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family-complex="'HG Mincho Light J', 'MS Gothic', HG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HG" style:font-pitch-asian="variable" style:font-size-asian="32pt" style:font-style-asian="normal" style:font-weight-asian="normal" style:font-family-complex="'HG Mincho Light J', 'MS Gothic', HG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HG" style:font-pitch-asian="variable" style:font-size-asian="44pt" style:font-style-asian="normal" style:font-weight-asian="normal" style:font-family-complex="'HG Mincho Light J', 'MS Gothic', HG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Mdp1">
      <draw:frame presentation:style-name="Default-title" draw:layer="backgroundobjects" svg:width="21.581cm" svg:height="3.167cm" svg:x="1.905cm" svg:y="1.693cm" presentation:class="title" presentation:placeholder="true">
        <draw:text-box/>
      </draw:frame>
      <draw:frame presentation:style-name="Default-outline1" draw:layer="backgroundobjects" svg:width="21.581cm" svg:height="12.573cm" svg:x="1.905cm" svg:y="5.503cm" presentation:class="outline" presentation:placeholder="true">
        <draw:text-box/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rect draw:style-name="Mgr2" draw:text-style-name="MP1" draw:layer="backgroundobjects" svg:width="19.05cm" svg:height="25.4cm" svg:x="0cm" svg:y="0cm" draw:corner-radius="0.004cm">
          <text:p/>
        </draw:rect>
        <draw:page-thumbnail presentation:style-name="Default-title" draw:layer="backgroundobjects" svg:width="0.004cm" svg:height="42.665cm" svg:x="0cm" svg:y="0.842cm" presentation:class="page"/>
        <draw:frame presentation:style-name="Default-notes" draw:layer="backgroundobjects" svg:width="16.267cm" svg:height="11.276cm" svg:x="1.398cm" svg:y="11.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0$Linux OpenOffice.org_project/300m9$Build-9358</meta:generator>
    <dc:title>PowerPoint Presentation</dc:title>
    <meta:initial-creator>cpl </meta:initial-creator>
    <meta:creation-date>2006-01-05T15:03:56</meta:creation-date>
    <dc:date>2011-06-21T16:45:13</dc:date>
    <meta:print-date>2011-05-05T11:10:02</meta:print-date>
    <dc:language>en-US</dc:language>
    <meta:editing-cycles>46</meta:editing-cycles>
    <meta:editing-duration>PT73H06M57S</meta:editing-duration>
    <meta:document-statistic meta:object-count="282"/>
    <meta:user-defined meta:name="Info 1"/>
    <meta:user-defined meta:name="Info 2"/>
    <meta:user-defined meta:name="Info 3"/>
    <meta:user-defined meta:name="Info 4"/>
  </office:meta>
</office:document-meta>
</file>